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Overijssel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1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3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87.45pt" fo:min-height="48.1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Overijssel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2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number-rows-spanned="2" table:style-name="ce3" table:number-columns-spanned="1" office:value-type="string">
            <text:p>Gemeenten.</text:p>
          </table:table-cell>
          <table:table-cell ns42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2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2" table:style-name="ce35" table:number-columns-spanned="1" office:value-type="string">
            <text:p>Verdere onbewoonde gebouwen als kerken, scholen, schuren, pakhuizen, enz.</text:p>
            <office:annotation>
              <text:p>http://lod.cedar-project.nl/vocab/cedar#houseType=http://lod.cedar-project.nl/vocab/cedar#house-OverigeGebouwen</text:p>
            </office:annotation>
          </table:table-cell>
          <table:table-cell ns42:value-type="string" table:style-name="ce34" office:value-type="string">
            <text:p>Bewoonde schepen.</text:p>
            <office:annotation>
              <text:p>http://lod.cedar-project.nl/vocab/cedar#houseType=http://lod.cedar-project.nl/vocab/cedar#house-BewoondeSchepen</text:p>
            </office:annotation>
          </table:table-cell>
          <table:table-cell ns42:value-type="string" table:style-name="ce34" office:value-type="string">
            <text:p>Bewoonde wagens.</text:p>
            <office:annotation>
              <text:p>http://lod.cedar-project.nl/vocab/cedar#houseType=http://lod.cedar-project.nl/vocab/cedar#house-BewoondeWagens</text:p>
            </office:annotation>
          </table:table-cell>
          <table:table-cell ns42:value-type="string" table:number-rows-spanned="1" table:style-name="ce34" table:number-columns-spanned="3" office:value-type="string">
            <text:p>Bevolking die in de gemeente werkelijke woonplaats heeft.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2"/>
          <table:table-cell ns42:value-type="string" table:number-rows-spanned="1" table:style-name="ce38" table:number-columns-spanned="2" office:value-type="string">
            <text:p>Tijdelijk aanwezigen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8"/>
          <table:table-cell ns42:value-type="string" table:number-rows-spanned="2" table:style-name="ce43" table:number-columns-spanned="1" office:value-type="string">
            <text:p>Telling</text:p>
          </table:table-cell>
          <table:table-cell ns42:value-type="string" table:number-rows-spanned="2" table:style-name="ce48" table:number-columns-spanned="1" office:value-type="string">
            <text:p>Tabel</text:p>
          </table:table-cell>
          <table:table-cell ns42:value-type="string" table:number-rows-spanned="2" table:style-name="ce48" table:number-columns-spanned="1" office:value-type="string">
            <text:p>Pagina</text:p>
          </table:table-cell>
          <table:table-cell ns42:value-type="string" table:number-rows-spanned="2" table:style-name="ce48" table:number-columns-spanned="1" office:value-type="string">
            <text:p>Provincie</text:p>
          </table:table-cell>
          <table:table-cell ns42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2:value-type="string" table:style-name="ce26" office:value-type="string">
            <text:p>Bewoonde huizen.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style-name="ce31" office:value-type="string">
            <text:p>Onbewoonde woonhuizen.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style-name="ce31" office:value-type="string">
            <text:p>Woonhuizen in aanbouw.</text:p>
            <office:annotation>
              <text:p>http://lod.cedar-project.nl/vocab/cedar#houseType=http://lod.cedar-project.nl/vocab/cedar#house-HuizenAanbouw</text:p>
            </office:annotation>
          </table:table-cell>
          <table:table-cell ns42:value-type="string" table:number-rows-spanned="1" table:style-name="ce31" table:number-columns-spanned="2" office:value-type="string">
            <text:p>waarvan de bewoners werkelijke woonplaats in de gemeente hebben.</text:p>
            <office:annotation>
              <text:p>http://lod.cedar-project.nl/vocab/cedar#residenceStatus=http://lod.cedar-project.nl/vocab/cedar-residenceStatus#AltijdAanwezig</text:p>
            </office:annotation>
          </table:table-cell>
          <table:covered-table-cell table:style-name="ce31"/>
          <table:covered-table-cell table:style-name="ce36"/>
          <table:table-cell ns42:value-type="string" table:number-rows-spanned="1" table:style-name="ce31" table:number-columns-spanned="2" office:value-type="string">
            <text:p>Tijdelijk aanwezig.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31"/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7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37" office:value-type="string">
            <text:p>Totaal.</text:p>
          </table:table-cell>
          <table:table-cell ns42:value-type="string" table:style-name="ce37" office:value-type="string">
            <text:p>Mannen.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39" office:value-type="string">
            <text:p>Vrouwen.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2:value-type="string" table:style-name="ce5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1" office:value-type="string">
            <text:p>Geen kom</text:p>
          </table:table-cell>
          <table:table-cell ns42:value-type="string" table:style-name="ce17" office:value-type="string">
            <text:p>A</text:p>
          </table:table-cell>
          <table:table-cell table:style-name="ce18"/>
          <table:table-cell ns42:value-type="string" table:style-name="ce22" office:value-type="string">
            <text:p>Huizen</text:p>
          </table:table-cell>
          <table:table-cell/>
          <table:table-cell ns42:value-type="float" table:style-name="ce27" office:value="275" office:value-type="float">
            <text:p>275</text:p>
          </table:table-cell>
          <table:table-cell ns42:value-type="float" table:style-name="ce32" office:value="2" office:value-type="float">
            <text:p>2</text:p>
          </table:table-cell>
          <table:table-cell table:style-name="ce32" table:number-columns-repeated="3"/>
          <table:table-cell ns42:value-type="float" table:style-name="ce32" office:value="3" office:value-type="float">
            <text:p>3</text:p>
          </table:table-cell>
          <table:table-cell table:style-name="ce32" table:number-columns-repeated="2"/>
          <table:table-cell ns42:value-type="float" table:style-name="ce32" office:value="705" office:value-type="float">
            <text:p>705</text:p>
          </table:table-cell>
          <table:table-cell ns42:value-type="float" table:style-name="ce32" office:value="695" office:value-type="float">
            <text:p>695</text:p>
          </table:table-cell>
          <table:table-cell ns42:value-type="float" table:style-name="ce32" office:value="1400" office:value-type="float">
            <text:p>1400</text:p>
          </table:table-cell>
          <table:table-cell ns42:value-type="float" table:style-name="ce32" office:value="13" office:value-type="float">
            <text:p>13</text:p>
          </table:table-cell>
          <table:table-cell ns42:value-type="float" table:style-name="ce40" office:value="6" office:value-type="float">
            <text:p>6</text:p>
          </table:table-cell>
          <table:table-cell ns42:value-type="string" table:style-name="ce45" office:value-type="string">
            <text:p>VT_1899</text:p>
          </table:table-cell>
          <table:table-cell ns42:value-type="string" table:style-name="ce50" office:value-type="string">
            <text:p>08_D1</text:p>
          </table:table-cell>
          <table:table-cell ns42:value-type="float" table:style-name="ce50" office:value="4" office:value-type="float">
            <text:p>4</text:p>
          </table:table-cell>
          <table:table-cell ns42:value-type="string" table:style-name="ce50" office:value-type="string">
            <text:p>OV</text:p>
          </table:table-cell>
          <table:table-cell ns42:value-type="string" table:style-name="ce55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5" office:value-type="float">
            <text:p>55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394" office:value-type="float">
            <text:p>1394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759" office:value-type="float">
            <text:p>2759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Gest. "de Goede Herder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57" office:value-type="float">
            <text:p>457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906" office:value-type="float">
            <text:p>90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2" office:value-type="float">
            <text:p>38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034" office:value-type="float">
            <text:p>1034</text:p>
          </table:table-cell>
          <table:table-cell ns42:value-type="float" table:style-name="TL_20_Data" office:value="2063" office:value-type="float">
            <text:p>206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Almelo</text:p>
            <office:annotation>
              <text:p>http://purl.org/linked-data/sdmx/2009/dimension#refArea=http://www.gemeentegeschiedenis.nl/amco/1106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70" office:value-type="float">
            <text:p>137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589" office:value-type="float">
            <text:p>3589</text:p>
          </table:table-cell>
          <table:table-cell ns42:value-type="float" table:style-name="TL_20_Data" office:value="3705" office:value-type="float">
            <text:p>3705</text:p>
          </table:table-cell>
          <table:table-cell ns42:value-type="float" table:style-name="TL_20_Data" office:value="7294" office:value-type="float">
            <text:p>7294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office:value="10" table:style-name="TL_20_Data" table:number-columns-repeated="2" office:value-type="float">
            <text:p>10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Huis van Arres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3" office:value-type="float">
            <text:p>2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4" office:value-type="float">
            <text:p>19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897" office:value-type="float">
            <text:p>897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5" office:value-type="float">
            <text:p>285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673" office:value-type="float">
            <text:p>673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580" office:value-type="float">
            <text:p>58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1" office:value-type="float">
            <text:p>51</text:p>
          </table:table-cell>
          <table:table-cell table:style-name="TL_20_Data" table:number-columns-repeated="2"/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466" office:value-type="float">
            <text:p>466</text:p>
          </table:table-cell>
          <table:table-cell ns42:value-type="float" table:style-name="TL_20_Data" office:value="903" office:value-type="float">
            <text:p>90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Anthony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St. Catharina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4" office:value-type="float">
            <text:p>18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753" office:value-type="float">
            <text:p>75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8" office:value-type="float">
            <text:p>15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5" office:value-type="float">
            <text:p>2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1015" office:value-type="float">
            <text:p>101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782" office:value-type="float">
            <text:p>78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t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1" office:value-type="float">
            <text:p>5181</text:p>
          </table:table-cell>
          <table:table-cell ns42:value-type="float" table:style-name="TL_20_Data" office:value="10017" office:value-type="float">
            <text:p>10017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 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76" office:value-type="float">
            <text:p>2176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4836" office:value-type="float">
            <text:p>4836</text:p>
          </table:table-cell>
          <table:table-cell ns42:value-type="float" table:style-name="TL_20_Data" office:value="5182" office:value-type="float">
            <text:p>5182</text:p>
          </table:table-cell>
          <table:table-cell ns42:value-type="float" table:style-name="TL_20_Data" office:value="10018" office:value-type="float">
            <text:p>10018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58" office:value-type="float">
            <text:p>1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4" office:value-type="float">
            <text:p>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9" office:value-type="float">
            <text:p>12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oven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cht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12" office:value-type="float">
            <text:p>612</text:p>
          </table:table-cell>
          <table:table-cell ns42:value-type="float" table:style-name="TL_20_Data" office:value="1217" office:value-type="float">
            <text:p>1217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dems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Lang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r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Mulder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rooien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Vogelza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Kalk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Oostwij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Koloni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Ommerkana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Oosterh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o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ponturf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, Rijks Opvoedings-gesticht "Veldzicht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ns42:value-type="float" table:style-name="TL_20_Data" office:value="241" office:value-type="float">
            <text:p>2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dzicht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7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lkbru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eneden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55" office:value-type="float">
            <text:p>45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mmerschans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54" office:value-type="float">
            <text:p>54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84" office:value-type="float">
            <text:p>48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4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66" office:value-type="float">
            <text:p>46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5" office:value-type="float">
            <text:p>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Oud Avereest, Verschillende personen die geen bepaald huis of schip bewonen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table:style-name="ce12"/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49" office:value-type="float">
            <text:p>3449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2" office:value-type="float">
            <text:p>115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450" office:value-type="float">
            <text:p>3450</text:p>
          </table:table-cell>
          <table:table-cell ns42:value-type="float" table:style-name="TL_20_Data" office:value="3067" office:value-type="float">
            <text:p>3067</text:p>
          </table:table-cell>
          <table:table-cell ns42:value-type="float" table:style-name="TL_20_Data" office:value="6517" office:value-type="float">
            <text:p>6517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table:style-name="TL_20_Data" table:number-columns-repeated="7"/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th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Zuid 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1195" office:value-type="float">
            <text:p>11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708" office:value-type="float">
            <text:p>708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04" office:value-type="float">
            <text:p>140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einde, Lageweg en Rond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1" office:value-type="float">
            <text:p>11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6" office:value-type="float">
            <text:p>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670" office:value-type="float">
            <text:p>670</text:p>
          </table:table-cell>
          <table:table-cell ns42:value-type="float" table:style-name="TL_20_Data" office:value="674" office:value-type="float">
            <text:p>674</text:p>
          </table:table-cell>
          <table:table-cell ns42:value-type="float" table:style-name="TL_20_Data" office:value="1344" office:value-type="float">
            <text:p>1344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1" office:value-type="float">
            <text:p>321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02" office:value-type="float">
            <text:p>70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TL_20_Data" office:value="1401" office:value-type="float">
            <text:p>140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et St. Johannes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" table:style-name="TL_20_Data" table:number-columns-repeated="2" office:value-type="float">
            <text:p>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6" office:value-type="float">
            <text:p>47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4" office:value-type="float">
            <text:p>1144</text:p>
          </table:table-cell>
          <table:table-cell ns42:value-type="float" table:style-name="TL_20_Data" office:value="1137" office:value-type="float">
            <text:p>1137</text:p>
          </table:table-cell>
          <table:table-cell ns42:value-type="float" table:style-name="TL_20_Data" office:value="2281" office:value-type="float">
            <text:p>228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7" office:value-type="float">
            <text:p>47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148" office:value-type="float">
            <text:p>1148</text:p>
          </table:table-cell>
          <table:table-cell ns42:value-type="float" table:style-name="TL_20_Data" office:value="1150" office:value-type="float">
            <text:p>1150</text:p>
          </table:table-cell>
          <table:table-cell ns42:value-type="float" table:style-name="TL_20_Data" office:value="2298" office:value-type="float">
            <text:p>2298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2" office:value-type="float">
            <text:p>532</text:p>
          </table:table-cell>
          <table:table-cell ns42:value-type="float" table:style-name="TL_20_Data" office:value="501" office:value-type="float">
            <text:p>501</text:p>
          </table:table-cell>
          <table:table-cell ns42:value-type="float" table:style-name="TL_20_Data" office:value="1033" office:value-type="float">
            <text:p>103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orne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4" office:value-type="float">
            <text:p>114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525" office:value-type="float">
            <text:p>52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ert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151" table:style-name="TL_20_Data" table:number-columns-repeated="2" office:value-type="float">
            <text:p>151</text:p>
          </table:table-cell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Gymnasium "St. Alberti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looster der Paters Karmeliet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Karmelietessen-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1" table:style-name="TL_20_Data" table:number-columns-repeated="2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11" office:value-type="float">
            <text:p>81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ender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27" office:value-type="float">
            <text:p>1427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04" office:value-type="float">
            <text:p>1004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575" office:value-type="float">
            <text:p>2575</text:p>
          </table:table-cell>
          <table:table-cell ns42:value-type="float" table:style-name="TL_20_Data" office:value="2499" office:value-type="float">
            <text:p>2499</text:p>
          </table:table-cell>
          <table:table-cell ns42:value-type="float" table:style-name="TL_20_Data" office:value="5074" office:value-type="float">
            <text:p>507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8" office:value-type="float">
            <text:p>5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ed. Herv.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0" office:value-type="float">
            <text:p>24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517" office:value-type="float">
            <text:p>5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971" office:value-type="float">
            <text:p>9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41" office:value-type="float">
            <text:p>24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27" office:value-type="float">
            <text:p>527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991" office:value-type="float">
            <text:p>99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7" office:value-type="float">
            <text:p>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1" office:value-type="float">
            <text:p>28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647" office:value-type="float">
            <text:p>647</text:p>
          </table:table-cell>
          <table:table-cell ns42:value-type="float" table:style-name="TL_20_Data" office:value="1362" office:value-type="float">
            <text:p>136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Lenth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Em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Mill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Rech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table:style-name="TL_20_Data" table:number-columns-repeated="7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nc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29" office:value-type="float">
            <text:p>52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Gern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dalf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10" office:value-type="float">
            <text:p>11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Welsu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767" office:value-type="float">
            <text:p>7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Oudleusen, Keeten</text:p>
          </table:table-cell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28" office:value-type="float">
            <text:p>92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368" office:value-type="float">
            <text:p>2368</text:p>
          </table:table-cell>
          <table:table-cell ns42:value-type="float" table:style-name="TL_20_Data" office:value="2078" office:value-type="float">
            <text:p>2078</text:p>
          </table:table-cell>
          <table:table-cell ns42:value-type="float" table:style-name="TL_20_Data" office:value="4446" office:value-type="float">
            <text:p>4446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9" office:value-type="float">
            <text:p>116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895" office:value-type="float">
            <text:p>2895</text:p>
          </table:table-cell>
          <table:table-cell ns42:value-type="float" table:style-name="TL_20_Data" office:value="2543" office:value-type="float">
            <text:p>2543</text:p>
          </table:table-cell>
          <table:table-cell ns42:value-type="float" table:style-name="TL_20_Data" office:value="5438" office:value-type="float">
            <text:p>5438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1" office:value-type="float">
            <text:p>10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69" office:value-type="float">
            <text:p>46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eldeneresch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z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lden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eld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404" office:value-type="float">
            <text:p>40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ent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ng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office:value="209" table:style-name="TL_20_Data" table:number-columns-repeated="2" office:value-type="float">
            <text:p>209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Delden</text:p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13" office:value-type="float">
            <text:p>51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79" office:value-type="float">
            <text:p>1479</text:p>
          </table:table-cell>
          <table:table-cell ns42:value-type="float" table:style-name="TL_20_Data" office:value="1334" office:value-type="float">
            <text:p>1334</text:p>
          </table:table-cell>
          <table:table-cell ns42:value-type="float" table:style-name="TL_20_Data" office:value="2813" office:value-type="float">
            <text:p>2813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106" office:value-type="float">
            <text:p>1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0" office:value-type="float">
            <text:p>2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600" office:value-type="float">
            <text:p>600</text:p>
          </table:table-cell>
          <table:table-cell ns42:value-type="float" table:style-name="TL_20_Data" office:value="1205" office:value-type="float">
            <text:p>1205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8" office:value-type="float">
            <text:p>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979" office:value-type="float">
            <text:p>979</text:p>
          </table:table-cell>
          <table:table-cell ns42:value-type="float" table:style-name="TL_20_Data" office:value="981" office:value-type="float">
            <text:p>981</text:p>
          </table:table-cell>
          <table:table-cell ns42:value-type="float" table:style-name="TL_20_Data" office:value="1960" office:value-type="float">
            <text:p>196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, Klooster St. Nicolaas-Stif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160" office:value-type="float">
            <text:p>16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oord-Deurning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53" office:value-type="float">
            <text:p>55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11" office:value-type="float">
            <text:p>51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enekam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attr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20" office:value-type="float">
            <text:p>42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reklenkam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221" office:value-type="float">
            <text:p>22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illig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419" office:value-type="float">
            <text:p>4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root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lein A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ud Oostma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Nu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5" office:value-type="float">
            <text:p>61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659" office:value-type="float">
            <text:p>1659</text:p>
          </table:table-cell>
          <table:table-cell ns42:value-type="float" table:style-name="TL_20_Data" office:value="1584" office:value-type="float">
            <text:p>1584</text:p>
          </table:table-cell>
          <table:table-cell ns42:value-type="float" table:style-name="TL_20_Data" office:value="3243" office:value-type="float">
            <text:p>324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1" office:value-type="float">
            <text:p>781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999" office:value-type="float">
            <text:p>1999</text:p>
          </table:table-cell>
          <table:table-cell ns42:value-type="float" table:style-name="TL_20_Data" office:value="1920" office:value-type="float">
            <text:p>1920</text:p>
          </table:table-cell>
          <table:table-cell ns42:value-type="float" table:style-name="TL_20_Data" office:value="3919" office:value-type="float">
            <text:p>3919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rankzinnigengesticht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39" office:value-type="float">
            <text:p>2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e- en Voorster-Gast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298" office:value-type="float">
            <text:p>29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-Weeshuis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ude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9" table:style-name="TL_20_Data" table:number-columns-repeated="2" office:value-type="float">
            <text:p>3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urriens-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cherf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anningshuis</text:p>
          </table:table-cell>
          <table:table-cell table:style-name="ce23"/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Weerds-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Josephs-gesticht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izersplaat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24" office:value-type="float">
            <text:p>12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ospitaal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e bakkerij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Rozendaal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ostschool "Hagenbeek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eau van Politi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9" office:value-type="float">
            <text:p>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0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Huis va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10"/>
          <table:table-cell ns42:value-type="float" table:style-name="TL_20_Data" office:value="21" office:value-type="float">
            <text:p>2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816" office:value-type="float">
            <text:p>4816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table:style-name="TL_20_Data" table:number-columns-repeated="2"/>
          <table:table-cell ns42:value-type="float" table:style-name="TL_20_Data" office:value="11591" office:value-type="float">
            <text:p>11591</text:p>
          </table:table-cell>
          <table:table-cell ns42:value-type="float" table:style-name="TL_20_Data" office:value="12089" office:value-type="float">
            <text:p>12089</text:p>
          </table:table-cell>
          <table:table-cell ns42:value-type="float" table:style-name="TL_20_Data" office:value="23680" office:value-type="float">
            <text:p>23680</text:p>
          </table:table-cell>
          <table:table-cell ns42:value-type="float" table:style-name="TL_20_Data" office:value="418" office:value-type="float">
            <text:p>418</text:p>
          </table:table-cell>
          <table:table-cell ns42:value-type="float" table:style-name="ce41" office:value="315" office:value-type="float">
            <text:p>3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table:style-name="TL_20_Data" table:number-columns-repeated="4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87" office:value-type="float">
            <text:p>87</text:p>
          </table:table-cell>
          <table:table-cell ns42:value-type="float" table:style-name="ce41" office:value="74" office:value-type="float">
            <text:p>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857" office:value-type="float">
            <text:p>4857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377" office:value-type="float">
            <text:p>12377</text:p>
          </table:table-cell>
          <table:table-cell ns42:value-type="float" table:style-name="TL_20_Data" office:value="12787" office:value-type="float">
            <text:p>12787</text:p>
          </table:table-cell>
          <table:table-cell ns42:value-type="float" table:style-name="TL_20_Data" office:value="25164" office:value-type="float">
            <text:p>25164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ce41" office:value="447" office:value-type="float">
            <text:p>4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t Krankzinnigengesticht</text:p>
          </table:table-cell>
          <table:table-cell table:style-name="ce23"/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3" office:value-type="float">
            <text:p>2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2" office:value-type="float">
            <text:p>15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77" office:value-type="float">
            <text:p>77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040" office:value-type="float">
            <text:p>104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19" office:value-type="float">
            <text:p>5019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12933" office:value-type="float">
            <text:p>12933</text:p>
          </table:table-cell>
          <table:table-cell ns42:value-type="float" table:style-name="TL_20_Data" office:value="13279" office:value-type="float">
            <text:p>13279</text:p>
          </table:table-cell>
          <table:table-cell ns42:value-type="float" table:style-name="TL_20_Data" office:value="26212" office:value-type="float">
            <text:p>26212</text:p>
          </table:table-cell>
          <table:table-cell ns42:value-type="float" table:style-name="TL_20_Data" office:value="699" office:value-type="float">
            <text:p>699</text:p>
          </table:table-cell>
          <table:table-cell ns42:value-type="float" table:style-name="ce41" office:value="449" office:value-type="float">
            <text:p>4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ted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ersp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table:style-name="TL_20_Data" table:number-columns-repeated="7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464" office:value-type="float">
            <text:p>4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Schip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77" office:value-type="float">
            <text:p>177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Mark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4" office:value-type="float">
            <text:p>17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1" office:value-type="float">
            <text:p>9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776" office:value-type="float">
            <text:p>776</text:p>
          </table:table-cell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9" office:value-type="float">
            <text:p>11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2" office:value-type="float">
            <text:p>28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, Klooster Sion la Trapp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Tjoen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Ave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Fries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Ri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9" office:value-type="float">
            <text:p>269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515" office:value-type="float">
            <text:p>515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orgele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0" office:value-type="float">
            <text:p>1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x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7" office:value-type="float">
            <text:p>1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Colmscha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28" office:value-type="float">
            <text:p>4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2" table:style-name="TL_20_Data" table:number-columns-repeated="2" office:value-type="float">
            <text:p>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ter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et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78" office:value-type="float">
            <text:p>178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50" office:value-type="float">
            <text:p>350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Linde, Tijdel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kk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6" office:value-type="float">
            <text:p>776</text:p>
          </table:table-cell>
          <table:table-cell ns42:value-type="float" table:style-name="TL_20_Data" office:value="54" office:value-type="float">
            <text:p>5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33" office:value-type="float">
            <text:p>2133</text:p>
          </table:table-cell>
          <table:table-cell ns42:value-type="float" table:style-name="TL_20_Data" office:value="1889" office:value-type="float">
            <text:p>1889</text:p>
          </table:table-cell>
          <table:table-cell ns42:value-type="float" table:style-name="TL_20_Data" office:value="4022" office:value-type="float">
            <text:p>4022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39" office:value-type="float">
            <text:p>3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11" office:value-type="float">
            <text:p>811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11" office:value-type="float">
            <text:p>2211</text:p>
          </table:table-cell>
          <table:table-cell ns42:value-type="float" table:style-name="TL_20_Data" office:value="1962" office:value-type="float">
            <text:p>1962</text:p>
          </table:table-cell>
          <table:table-cell ns42:value-type="float" table:style-name="TL_20_Data" office:value="4173" office:value-type="float">
            <text:p>417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 ns42:value-type="string" office:value-type="string">
            <text:p>R.K.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95" office:value-type="float">
            <text:p>1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378" office:value-type="float">
            <text:p>378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Ned. Herv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 ns42:value-type="string" office:value-type="string">
            <text:p>Klooster het Larinks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8" table:style-name="TL_20_Data" table:number-columns-repeated="2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3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4" office:value-type="float">
            <text:p>174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947" office:value-type="float">
            <text:p>947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 ns42:value-type="string" office:value-type="string">
            <text:p>Oude M. en Vr. 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759" office:value-type="float">
            <text:p>7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4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 ns42:value-type="string" office:value-type="string">
            <text:p>Alg. Ziekenhuis van de Vereeniging "Ziekenzor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423" office:value-type="float">
            <text:p>423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47" office:value-type="float">
            <text:p>447</text:p>
          </table:table-cell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928" office:value-type="float">
            <text:p>9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1" office:value-type="float">
            <text:p>1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57" office:value-type="float">
            <text:p>95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2" office:value-type="float">
            <text:p>18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38" office:value-type="float">
            <text:p>93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34" office:value-type="float">
            <text:p>434</text:p>
          </table:table-cell>
          <table:table-cell ns42:value-type="float" table:style-name="TL_20_Data" office:value="912" office:value-type="float">
            <text:p>91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986" office:value-type="float">
            <text:p>98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840" office:value-type="float">
            <text:p>84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table:style-name="TL_20_Data" table:number-columns-repeated="4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429" office:value-type="float">
            <text:p>429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6" office:value-type="float">
            <text:p>1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97" office:value-type="float">
            <text:p>397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780" office:value-type="float">
            <text:p>7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1" office:value-type="float">
            <text:p>40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14" office:value-type="float">
            <text:p>9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6" office:value-type="float">
            <text:p>146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796" office:value-type="float">
            <text:p>79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8" office:value-type="float">
            <text:p>1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041" office:value-type="float">
            <text:p>104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04" office:value-type="float">
            <text:p>60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7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841" office:value-type="float">
            <text:p>8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72" office:value-type="float">
            <text:p>347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table:style-name="TL_20_Data" table:number-columns-repeated="2"/>
          <table:table-cell ns42:value-type="float" table:style-name="TL_20_Data" office:value="9425" office:value-type="float">
            <text:p>9425</text:p>
          </table:table-cell>
          <table:table-cell ns42:value-type="float" table:style-name="TL_20_Data" office:value="9471" office:value-type="float">
            <text:p>9471</text:p>
          </table:table-cell>
          <table:table-cell ns42:value-type="float" table:style-name="TL_20_Data" office:value="18896" office:value-type="float">
            <text:p>1889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ce41" office:value="151" office:value-type="float">
            <text:p>15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1" office:value-type="float">
            <text:p>1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5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52" office:value-type="float">
            <text:p>52</text:p>
          </table:table-cell>
          <table:table-cell table:style-name="TL_20_Data" table:number-columns-repeated="7"/>
          <table:table-cell ns42:value-type="float" table:style-name="TL_20_Data" office:value="154" office:value-type="float">
            <text:p>154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295" office:value-type="float">
            <text:p>295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7" office:value-type="float">
            <text:p>1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0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57" office:value-type="float">
            <text:p>35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58" office:value-type="float">
            <text:p>1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6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87" office:value-type="float">
            <text:p>48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7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596" office:value-type="float">
            <text:p>5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8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19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187" office:value-type="float">
            <text:p>18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1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6" office:value-type="float">
            <text:p>6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2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815" office:value-type="float">
            <text:p>81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3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6" office:value-type="float">
            <text:p>1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84" office:value-type="float">
            <text:p>284</text:p>
          </table:table-cell>
          <table:table-cell ns42:value-type="float" table:style-name="TL_20_Data" office:value="588" office:value-type="float">
            <text:p>58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4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 25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81" office:value-type="float">
            <text:p>9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9" office:value-type="float">
            <text:p>6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818" office:value-type="float">
            <text:p>2818</text:p>
          </table:table-cell>
          <table:table-cell ns42:value-type="float" table:style-name="TL_20_Data" office:value="2623" office:value-type="float">
            <text:p>2623</text:p>
          </table:table-cell>
          <table:table-cell ns42:value-type="float" table:style-name="TL_20_Data" office:value="5441" office:value-type="float">
            <text:p>544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53" office:value-type="float">
            <text:p>4453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525" office:value-type="float">
            <text:p>52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249" office:value-type="float">
            <text:p>12249</text:p>
          </table:table-cell>
          <table:table-cell ns42:value-type="float" table:style-name="TL_20_Data" office:value="12104" office:value-type="float">
            <text:p>12104</text:p>
          </table:table-cell>
          <table:table-cell ns42:value-type="float" table:style-name="TL_20_Data" office:value="24353" office:value-type="float">
            <text:p>24353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ce41" office:value="181" office:value-type="float">
            <text:p>18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iaconie-Armwer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table:style-name="TL_20_Data" table:number-columns-repeated="4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976" office:value-type="float">
            <text:p>97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314" office:value-type="float">
            <text:p>314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8" office:value-type="float">
            <text:p>16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32" office:value-type="float">
            <text:p>332</text:p>
          </table:table-cell>
          <table:table-cell ns42:value-type="float" table:style-name="TL_20_Data" office:value="671" office:value-type="float">
            <text:p>6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7" office:value-type="float">
            <text:p>52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2:value-type="float" table:style-name="TL_20_Data" office:value="1189" office:value-type="float">
            <text:p>1189</text:p>
          </table:table-cell>
          <table:table-cell ns42:value-type="float" table:style-name="TL_20_Data" office:value="1155" office:value-type="float">
            <text:p>1155</text:p>
          </table:table-cell>
          <table:table-cell ns42:value-type="float" table:style-name="TL_20_Data" office:value="2344" office:value-type="float">
            <text:p>2344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Onbew. gebouwen</text:p>
          </table:table-cell>
          <table:table-cell table:style-name="ce23"/>
          <table:table-cell/>
          <table:table-cell table:style-name="ce28"/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2" office:value-type="float">
            <text:p>1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chipperij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2" office:value-type="float">
            <text:p>8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22" office:value-type="float">
            <text:p>222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09" office:value-type="float">
            <text:p>609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78" office:value-type="float">
            <text:p>1378</text:p>
          </table:table-cell>
          <table:table-cell ns42:value-type="float" table:style-name="TL_20_Data" office:value="2791" office:value-type="float">
            <text:p>279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70" office:value-type="float">
            <text:p>1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oor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6" office:value-type="float">
            <text:p>11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13" office:value-type="float">
            <text:p>51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loos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idden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uidei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2" office:value-type="float">
            <text:p>2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Dwarsgra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Jon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6" office:value-type="float">
            <text:p>296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66" office:value-type="float">
            <text:p>46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1092" office:value-type="float">
            <text:p>1092</text:p>
          </table:table-cell>
          <table:table-cell ns42:value-type="float" table:style-name="TL_20_Data" office:value="919" office:value-type="float">
            <text:p>919</text:p>
          </table:table-cell>
          <table:table-cell ns42:value-type="float" table:style-name="TL_20_Data" office:value="2011" office:value-type="float">
            <text:p>201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67" office:value-type="float">
            <text:p>56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236" office:value-type="float">
            <text:p>1236</text:p>
          </table:table-cell>
          <table:table-cell ns42:value-type="float" table:style-name="TL_20_Data" office:value="1258" office:value-type="float">
            <text:p>1258</text:p>
          </table:table-cell>
          <table:table-cell ns42:value-type="float" table:style-name="TL_20_Data" office:value="2494" office:value-type="float">
            <text:p>2494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57" office:value-type="float">
            <text:p>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3" office:value-type="float">
            <text:p>10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599" office:value-type="float">
            <text:p>59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84" office:value-type="float">
            <text:p>68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529" office:value-type="float">
            <text:p>1529</text:p>
          </table:table-cell>
          <table:table-cell ns42:value-type="float" table:style-name="TL_20_Data" office:value="1566" office:value-type="float">
            <text:p>1566</text:p>
          </table:table-cell>
          <table:table-cell ns42:value-type="float" table:style-name="TL_20_Data" office:value="3095" office:value-type="float">
            <text:p>3095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70" office:value-type="float">
            <text:p>7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3" office:value-type="float">
            <text:p>1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Graf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office:value="304" table:style-name="TL_20_Data" table:number-columns-repeated="2" office:value-type="float">
            <text:p>304</text:p>
          </table:table-cell>
          <table:table-cell ns42:value-type="float" table:style-name="TL_20_Data" office:value="608" office:value-type="float">
            <text:p>60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orp Kamperzeedij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A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3" office:value-type="float">
            <text:p>9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A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Holtho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Holthem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en 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2" table:style-name="TL_20_Data" table:number-columns-repeated="2" office:value-type="float">
            <text:p>72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oo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7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Aneve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69" office:value-type="float">
            <text:p>569</text:p>
          </table:table-cell>
          <table:table-cell ns42:value-type="float" table:style-name="TL_20_Data" office:value="601" office:value-type="float">
            <text:p>601</text:p>
          </table:table-cell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Krim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28" office:value-type="float">
            <text:p>52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1418" office:value-type="float">
            <text:p>1418</text:p>
          </table:table-cell>
          <table:table-cell ns42:value-type="float" table:style-name="TL_20_Data" office:value="2948" office:value-type="float">
            <text:p>2948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24" office:value-type="float">
            <text:p>62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753" office:value-type="float">
            <text:p>1753</text:p>
          </table:table-cell>
          <table:table-cell ns42:value-type="float" table:style-name="TL_20_Data" office:value="1605" office:value-type="float">
            <text:p>1605</text:p>
          </table:table-cell>
          <table:table-cell ns42:value-type="float" table:style-name="TL_20_Data" office:value="3358" office:value-type="float">
            <text:p>3358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4" office:value-type="float">
            <text:p>304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710" office:value-type="float">
            <text:p>710</text:p>
          </table:table-cell>
          <table:table-cell ns42:value-type="float" table:style-name="TL_20_Data" office:value="783" office:value-type="float">
            <text:p>783</text:p>
          </table:table-cell>
          <table:table-cell ns42:value-type="float" table:style-name="TL_20_Data" office:value="1493" office:value-type="float">
            <text:p>149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oostelijk deel van Honesch en La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7" office:value-type="float">
            <text:p>14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rammelo, zuidel. deel van Boekelo en Holt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34" office:value-type="float">
            <text:p>83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west. deel van Eppenzolder en noordel. deel van Boe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07" office:value-type="float">
            <text:p>307</text:p>
          </table:table-cell>
          <table:table-cell ns42:value-type="float" table:style-name="TL_20_Data" office:value="628" office:value-type="float">
            <text:p>62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noordel. deel van Eppenzolder en westelijk deel van Honesch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5" office:value-type="float">
            <text:p>325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68" office:value-type="float">
            <text:p>66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70" office:value-type="float">
            <text:p>670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1876" office:value-type="float">
            <text:p>1876</text:p>
          </table:table-cell>
          <table:table-cell ns42:value-type="float" table:style-name="TL_20_Data" office:value="1727" office:value-type="float">
            <text:p>1727</text:p>
          </table:table-cell>
          <table:table-cell ns42:value-type="float" table:style-name="TL_20_Data" office:value="3603" office:value-type="float">
            <text:p>3603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ce41" office:value="54" office:value-type="float">
            <text:p>5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74" office:value-type="float">
            <text:p>974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 table:number-columns-repeated="3"/>
          <table:table-cell ns42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2:value-type="float" table:style-name="TL_20_Data" office:value="2586" office:value-type="float">
            <text:p>2586</text:p>
          </table:table-cell>
          <table:table-cell ns42:value-type="float" table:style-name="TL_20_Data" office:value="2510" office:value-type="float">
            <text:p>2510</text:p>
          </table:table-cell>
          <table:table-cell ns42:value-type="float" table:style-name="TL_20_Data" office:value="5096" office:value-type="float">
            <text:p>5096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73" office:value-type="float">
            <text:p>7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4" office:value-type="float">
            <text:p>1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1" office:value-type="float">
            <text:p>131</text:p>
          </table:table-cell>
          <table:table-cell table:style-name="TL_20_Data" table:number-columns-repeated="4"/>
          <table:table-cell ns42:value-type="float" table:style-name="TL_20_Data" office:value="59" office:value-type="float">
            <text:p>59</text:p>
          </table:table-cell>
          <table:table-cell table:style-name="TL_20_Data" table:number-columns-repeated="2"/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305" office:value-type="float">
            <text:p>305</text:p>
          </table:table-cell>
          <table:table-cell ns42:value-type="float" table:style-name="TL_20_Data" office:value="576" office:value-type="float">
            <text:p>576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4" office:value-type="float">
            <text:p>22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505" office:value-type="float">
            <text:p>505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Magel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Linde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Meer en Noordm.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2:value-type="float" table:style-name="TL_20_Data" office:value="255" office:value-type="float">
            <text:p>25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130" office:value-type="float">
            <text:p>130</text:p>
          </table:table-cell>
          <table:table-cell table:style-name="TL_20_Data" table:number-columns-repeated="2"/>
          <table:table-cell ns42:value-type="float" table:style-name="TL_20_Data" office:value="997" office:value-type="float">
            <text:p>997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951" office:value-type="float">
            <text:p>195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Vroomshoo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69" office:value-type="float">
            <text:p>76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71" office:value-type="float">
            <text:p>271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1871" office:value-type="float">
            <text:p>1871</text:p>
          </table:table-cell>
          <table:table-cell ns42:value-type="float" table:style-name="TL_20_Data" office:value="3875" office:value-type="float">
            <text:p>3875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ce41" office:value="126" office:value-type="float">
            <text:p>1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77" office:value-type="float">
            <text:p>2277</text:p>
          </table:table-cell>
          <table:table-cell ns42:value-type="float" table:style-name="TL_20_Data" office:value="2176" office:value-type="float">
            <text:p>2176</text:p>
          </table:table-cell>
          <table:table-cell ns42:value-type="float" table:style-name="TL_20_Data" office:value="4453" office:value-type="float">
            <text:p>4453</text:p>
          </table:table-cell>
          <table:table-cell ns42:value-type="float" table:style-name="TL_20_Data" office:value="186" office:value-type="float">
            <text:p>186</text:p>
          </table:table-cell>
          <table:table-cell ns42:value-type="float" table:style-name="ce41" office:value="134" office:value-type="float">
            <text:p>13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0" office:value-type="float">
            <text:p>11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272" office:value-type="float">
            <text:p>272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51" office:value-type="float">
            <text:p>551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ems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1" office:value-type="float">
            <text:p>131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72" office:value-type="float">
            <text:p>372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ruch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1" office:value-type="float">
            <text:p>1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71" office:value-type="float">
            <text:p>471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76" office:value-type="float">
            <text:p>876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ergenthei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48" office:value-type="float">
            <text:p>248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2" office:value-type="float">
            <text:p>6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Kloosterhaar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Diffe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hee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office:value="96" table:style-name="TL_20_Data" table:number-columns-repeated="2" office:value-type="float">
            <text:p>9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aalder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ade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Venebru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Collendoor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7" office:value-type="float">
            <text:p>37</text:p>
          </table:table-cell>
          <table:table-cell table:style-name="TL_20_Data" table:number-columns-repeated="7"/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Collendoorn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ems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Rheez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16" office:value-type="float">
            <text:p>21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Dedems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2:value-type="float" table:style-name="TL_20_Data" office:value="518" office:value-type="float">
            <text:p>518</text:p>
          </table:table-cell>
          <table:table-cell ns42:value-type="float" table:style-name="TL_20_Data" office:value="502" office:value-type="float">
            <text:p>502</text:p>
          </table:table-cell>
          <table:table-cell ns42:value-type="float" table:style-name="TL_20_Data" office:value="1020" office:value-type="float">
            <text:p>102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Q</text:p>
          </table:table-cell>
          <table:table-cell ns42:value-type="string" office:value-type="string">
            <text:p>Lut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632" office:value-type="float">
            <text:p>63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5" office:value-type="float">
            <text:p>1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R</text:p>
          </table:table-cell>
          <table:table-cell ns42:value-type="string" office:value-type="string">
            <text:p>Slagha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7" office:value-type="float">
            <text:p>307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806" office:value-type="float">
            <text:p>806</text:p>
          </table:table-cell>
          <table:table-cell ns42:value-type="float" table:style-name="TL_20_Data" office:value="733" office:value-type="float">
            <text:p>733</text:p>
          </table:table-cell>
          <table:table-cell ns42:value-type="float" table:style-name="TL_20_Data" office:value="1539" office:value-type="float">
            <text:p>153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table:style-name="TL_20_Data" table:number-columns-repeated="7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S</text:p>
          </table:table-cell>
          <table:table-cell ns42:value-type="string" office:value-type="string">
            <text:p>Schuinesloo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624" office:value-type="float">
            <text:p>1624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342" office:value-type="float">
            <text:p>4342</text:p>
          </table:table-cell>
          <table:table-cell ns42:value-type="float" table:style-name="TL_20_Data" office:value="3963" office:value-type="float">
            <text:p>3963</text:p>
          </table:table-cell>
          <table:table-cell ns42:value-type="float" table:style-name="TL_20_Data" office:value="8305" office:value-type="float">
            <text:p>8305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ce41" office:value="183" office:value-type="float">
            <text:p>1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20" office:value-type="float">
            <text:p>72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374" office:value-type="float">
            <text:p>374</text:p>
          </table:table-cell>
          <table:table-cell ns42:value-type="float" table:style-name="TL_20_Data" office:value="729" office:value-type="float">
            <text:p>729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422" office:value-type="float">
            <text:p>42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7"/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0" office:value-type="float">
            <text:p>1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801" office:value-type="float">
            <text:p>80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26" office:value-type="float">
            <text:p>32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91" office:value-type="float">
            <text:p>791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530" office:value-type="float">
            <text:p>153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4" office:value-type="float">
            <text:p>15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30" office:value-type="float">
            <text:p>63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Ned. Herv. Armbestuu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0" office:value-type="float">
            <text:p>140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79" office:value-type="float">
            <text:p>279</text:p>
          </table:table-cell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office:value="25" table:style-name="TL_20_Data" table:number-columns-repeated="2" office:value-type="float">
            <text:p>25</text:p>
          </table:table-cell>
          <table:table-cell ns42:value-type="float" table:style-name="TL_20_Data" office:value="50" office:value-type="float">
            <text:p>50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29" office:value-type="float">
            <text:p>2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54" office:value-type="float">
            <text:p>454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ns42:value-type="float" table:style-name="TL_20_Data" office:value="994" office:value-type="float">
            <text:p>994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1930" office:value-type="float">
            <text:p>1930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4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401" office:value-type="float">
            <text:p>4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50" office:value-type="float">
            <text:p>5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2" office:value-type="float">
            <text:p>472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ns42:value-type="float" table:style-name="TL_20_Data" office:value="88" office:value-type="float">
            <text:p>88</text:p>
          </table:table-cell>
          <table:table-cell table:style-name="TL_20_Data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1260" office:value-type="float">
            <text:p>1260</text:p>
          </table:table-cell>
          <table:table-cell ns42:value-type="float" table:style-name="TL_20_Data" office:value="1165" office:value-type="float">
            <text:p>1165</text:p>
          </table:table-cell>
          <table:table-cell ns42:value-type="float" table:style-name="TL_20_Data" office:value="2425" office:value-type="float">
            <text:p>2425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4" office:value-type="float">
            <text:p>9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" office:value-type="float">
            <text:p>11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1" office:value-type="float">
            <text:p>241</text:p>
          </table:table-cell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6" office:value-type="float">
            <text:p>1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l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Zui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Zui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de Brin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198" office:value-type="float">
            <text:p>19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1" office:value-type="float">
            <text:p>41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219" office:value-type="float">
            <text:p>2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Alerdinc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Noordzandste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Mo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59" office:value-type="float">
            <text:p>2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Noord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4" office:value-type="float">
            <text:p>32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761" office:value-type="float">
            <text:p>761</text:p>
          </table:table-cell>
          <table:table-cell ns42:value-type="float" table:style-name="TL_20_Data" office:value="1645" office:value-type="float">
            <text:p>1645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36" office:value-type="float">
            <text:p>436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25" office:value-type="float">
            <text:p>1125</text:p>
          </table:table-cell>
          <table:table-cell ns42:value-type="float" table:style-name="TL_20_Data" office:value="974" office:value-type="float">
            <text:p>974</text:p>
          </table:table-cell>
          <table:table-cell ns42:value-type="float" table:style-name="TL_20_Data" office:value="2099" office:value-type="float">
            <text:p>2099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614" office:value-type="float">
            <text:p>61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058" office:value-type="float">
            <text:p>1058</text:p>
          </table:table-cell>
          <table:table-cell ns42:value-type="float" table:style-name="TL_20_Data" office:value="1024" office:value-type="float">
            <text:p>1024</text:p>
          </table:table-cell>
          <table:table-cell ns42:value-type="float" table:style-name="TL_20_Data" office:value="2082" office:value-type="float">
            <text:p>208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64" office:value-type="float">
            <text:p>464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1358" office:value-type="float">
            <text:p>1358</text:p>
          </table:table-cell>
          <table:table-cell ns42:value-type="float" table:style-name="TL_20_Data" office:value="1349" office:value-type="float">
            <text:p>1349</text:p>
          </table:table-cell>
          <table:table-cell ns42:value-type="float" table:style-name="TL_20_Data" office:value="2707" office:value-type="float">
            <text:p>270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1138" office:value-type="float">
            <text:p>113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ijverdal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31" office:value-type="float">
            <text:p>73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len en Rhaa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Ege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38" office:value-type="float">
            <text:p>23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1" office:value-type="float">
            <text:p>22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71" office:value-type="float">
            <text:p>107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Daarl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Hu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92" office:value-type="float">
            <text:p>992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558" office:value-type="float">
            <text:p>2558</text:p>
          </table:table-cell>
          <table:table-cell ns42:value-type="float" table:style-name="TL_20_Data" office:value="2243" office:value-type="float">
            <text:p>2243</text:p>
          </table:table-cell>
          <table:table-cell ns42:value-type="float" table:style-name="TL_20_Data" office:value="4801" office:value-type="float">
            <text:p>4801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ce41" office:value="62" office:value-type="float">
            <text:p>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56" office:value-type="float">
            <text:p>1456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916" office:value-type="float">
            <text:p>3916</text:p>
          </table:table-cell>
          <table:table-cell ns42:value-type="float" table:style-name="TL_20_Data" office:value="3592" office:value-type="float">
            <text:p>3592</text:p>
          </table:table-cell>
          <table:table-cell ns42:value-type="float" table:style-name="TL_20_Data" office:value="7508" office:value-type="float">
            <text:p>7508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ce41" office:value="84" office:value-type="float">
            <text:p>8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. Anth.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231" office:value-type="float">
            <text:p>223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 table:number-columns-repeated="2"/>
          <table:table-cell ns42:value-type="float" table:style-name="TL_20_Data" office:value="5811" office:value-type="float">
            <text:p>5811</text:p>
          </table:table-cell>
          <table:table-cell ns42:value-type="float" table:style-name="TL_20_Data" office:value="5767" office:value-type="float">
            <text:p>5767</text:p>
          </table:table-cell>
          <table:table-cell ns42:value-type="float" table:style-name="TL_20_Data" office:value="11578" office:value-type="float">
            <text:p>11578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eeten</text:p>
          </table:table-cell>
          <table:table-cell table:style-name="ce23"/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38" office:value-type="float">
            <text:p>223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103" office:value-type="float">
            <text:p>1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845" office:value-type="float">
            <text:p>5845</text:p>
          </table:table-cell>
          <table:table-cell ns42:value-type="float" table:style-name="TL_20_Data" office:value="5800" office:value-type="float">
            <text:p>5800</text:p>
          </table:table-cell>
          <table:table-cell ns42:value-type="float" table:style-name="TL_20_Data" office:value="11645" office:value-type="float">
            <text:p>116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7" office:value-type="float">
            <text:p>1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3" office:value-type="float">
            <text:p>40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068" office:value-type="float">
            <text:p>1068</text:p>
          </table:table-cell>
          <table:table-cell ns42:value-type="float" table:style-name="TL_20_Data" office:value="1007" office:value-type="float">
            <text:p>1007</text:p>
          </table:table-cell>
          <table:table-cell ns42:value-type="float" table:style-name="TL_20_Data" office:value="2075" office:value-type="float">
            <text:p>2075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ngelo, Keeten</text:p>
          </table:table-cell>
          <table:table-cell table:style-name="ce23"/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table:style-name="TL_20_Data" table:number-columns-repeated="7"/>
          <table:table-cell ns42:value-type="float" table:style-name="TL_20_Data" office:value="261" office:value-type="float">
            <text:p>261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O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ec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6" office:value-type="float">
            <text:p>616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699" office:value-type="float">
            <text:p>1699</text:p>
          </table:table-cell>
          <table:table-cell ns42:value-type="float" table:style-name="TL_20_Data" office:value="1622" office:value-type="float">
            <text:p>1622</text:p>
          </table:table-cell>
          <table:table-cell ns42:value-type="float" table:style-name="TL_20_Data" office:value="3321" office:value-type="float">
            <text:p>332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854" office:value-type="float">
            <text:p>2854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546" office:value-type="float">
            <text:p>7546</text:p>
          </table:table-cell>
          <table:table-cell ns42:value-type="float" table:style-name="TL_20_Data" office:value="7422" office:value-type="float">
            <text:p>7422</text:p>
          </table:table-cell>
          <table:table-cell ns42:value-type="float" table:style-name="TL_20_Data" office:value="14968" office:value-type="float">
            <text:p>1496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646" office:value-type="float">
            <text:p>64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Neer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9" office:value-type="float">
            <text:p>9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94" office:value-type="float">
            <text:p>294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TL_20_Data" office:value="559" office:value-type="float">
            <text:p>559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ijk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45" office:value-type="float">
            <text:p>34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Es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table:style-name="TL_20_Data" table:number-columns-repeated="7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use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6" office:value-type="float">
            <text:p>8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Loo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2" office:value-type="float">
            <text:p>72</text:p>
          </table:table-cell>
          <table:table-cell table:style-name="TL_20_Data" table:number-columns-repeated="7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ork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table:style-name="TL_20_Data" table:number-columns-repeated="7"/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96" office:value-type="float">
            <text:p>39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166" office:value-type="float">
            <text:p>1166</text:p>
          </table:table-cell>
          <table:table-cell ns42:value-type="float" table:style-name="TL_20_Data" office:value="1048" office:value-type="float">
            <text:p>1048</text:p>
          </table:table-cell>
          <table:table-cell ns42:value-type="float" table:style-name="TL_20_Data" office:value="2214" office:value-type="float">
            <text:p>2214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46" office:value-type="float">
            <text:p>54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495" office:value-type="float">
            <text:p>1495</text:p>
          </table:table-cell>
          <table:table-cell ns42:value-type="float" table:style-name="TL_20_Data" office:value="1365" office:value-type="float">
            <text:p>1365</text:p>
          </table:table-cell>
          <table:table-cell ns42:value-type="float" table:style-name="TL_20_Data" office:value="2860" office:value-type="float">
            <text:p>2860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ce41" office:value="38" office:value-type="float">
            <text:p>3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Instructie Bataljo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15" office:value-type="float">
            <text:p>515</text:p>
          </table:table-cell>
          <table:table-cell ns42:value-type="float" table:style-name="TL_20_Data" office:value="6" office:value-type="float">
            <text:p>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Cavalerie 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Stads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Militair Hospitaal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toe Boecops Vergadering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"Averencks Vergadering"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8" table:style-name="TL_20_Data" table:number-columns-repeated="2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Bethlehems 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6" table:style-name="TL_20_Data" table:number-columns-repeated="2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eide Vereenigde Gast- en Proveniershuizen</text:p>
          </table:table-cell>
          <table:table-cell table:style-name="ce23"/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191" office:value-type="float">
            <text:p>191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R.K.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Brandsvergadering</text:p>
          </table:table-cell>
          <table:table-cell table:style-name="ce23"/>
          <table:table-cell/>
          <table:table-cell ns42:value-type="float" table:style-name="ce28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root Burger Wee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8" office:value-type="float">
            <text:p>1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Vordens en Budelsvergadering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e Hoofdcurs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Geref. Diaconie Bestedeling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Uiterwijksvergadering</text:p>
          </table:table-cell>
          <table:table-cell table:style-name="ce23"/>
          <table:table-cell/>
          <table:table-cell table:style-name="ce28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10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90" office:value-type="float">
            <text:p>2690</text:p>
          </table:table-cell>
          <table:table-cell ns42:value-type="float" table:style-name="TL_20_Data" office:value="102" office:value-type="float">
            <text:p>102</text:p>
          </table:table-cell>
          <table:table-cell table:style-name="TL_20_Data" table:number-columns-repeated="3"/>
          <table:table-cell ns42:value-type="float" table:style-name="TL_20_Data" office:value="355" office:value-type="float">
            <text:p>355</text:p>
          </table:table-cell>
          <table:table-cell table:style-name="TL_20_Data" table:number-columns-repeated="2"/>
          <table:table-cell ns42:value-type="float" table:style-name="TL_20_Data" office:value="6778" office:value-type="float">
            <text:p>6778</text:p>
          </table:table-cell>
          <table:table-cell ns42:value-type="float" table:style-name="TL_20_Data" office:value="7428" office:value-type="float">
            <text:p>7428</text:p>
          </table:table-cell>
          <table:table-cell ns42:value-type="float" table:style-name="TL_20_Data" office:value="14206" office:value-type="float">
            <text:p>14206</text:p>
          </table:table-cell>
          <table:table-cell ns42:value-type="float" table:style-name="TL_20_Data" office:value="265" office:value-type="float">
            <text:p>265</text:p>
          </table:table-cell>
          <table:table-cell ns42:value-type="float" table:style-name="ce41" office:value="209" office:value-type="float">
            <text:p>20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71" office:value-type="float">
            <text:p>47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4"/>
          <table:table-cell ns42:value-type="float" table:style-name="TL_20_Data" office:value="99" office:value-type="float">
            <text:p>99</text:p>
          </table:table-cell>
          <table:table-cell ns42:value-type="float" table:style-name="ce41" office:value="75" office:value-type="float">
            <text:p>7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30" office:value-type="float">
            <text:p>2730</text:p>
          </table:table-cell>
          <table:table-cell ns42:value-type="float" table:style-name="TL_20_Data" office:value="107" office:value-type="float">
            <text:p>107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7866" office:value-type="float">
            <text:p>7866</text:p>
          </table:table-cell>
          <table:table-cell ns42:value-type="float" table:style-name="TL_20_Data" office:value="7868" office:value-type="float">
            <text:p>7868</text:p>
          </table:table-cell>
          <table:table-cell ns42:value-type="float" table:style-name="TL_20_Data" office:value="15734" office:value-type="float">
            <text:p>15734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ce41" office:value="303" office:value-type="float">
            <text:p>30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poorka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IJssel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runn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85" office:value-type="float">
            <text:p>58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1413" office:value-type="float">
            <text:p>1413</text:p>
          </table:table-cell>
          <table:table-cell ns42:value-type="float" table:style-name="TL_20_Data" office:value="1364" office:value-type="float">
            <text:p>1364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lap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Geldersche slui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warten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office:value="31" table:style-name="TL_20_Data" table:number-columns-repeated="2" office:value-type="float">
            <text:p>31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uiten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Haat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Zuider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Voss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Katten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't Ra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Binnen Ei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table:style-name="TL_20_Data" table:number-columns-repeated="7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Mandjeswaar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18" office:value-type="float">
            <text:p>1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Gehucht Scho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9" office:value-type="float">
            <text:p>9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55" office:value-type="float">
            <text:p>55</text:p>
          </table:table-cell>
          <table:table-cell table:style-name="TL_20_Data" table:number-columns-repeated="2"/>
          <table:table-cell ns42:value-type="float" table:style-name="TL_20_Data" office:value="2022" office:value-type="float">
            <text:p>2022</text:p>
          </table:table-cell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3927" office:value-type="float">
            <text:p>3927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01" office:value-type="float">
            <text:p>3501</text:p>
          </table:table-cell>
          <table:table-cell ns42:value-type="float" table:style-name="TL_20_Data" office:value="126" office:value-type="float">
            <text:p>126</text:p>
          </table:table-cell>
          <table:table-cell table:style-name="TL_20_Data"/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ns42:value-type="float" table:style-name="TL_20_Data" office:value="410" office:value-type="float">
            <text:p>410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/>
          <table:table-cell ns42:value-type="float" table:style-name="TL_20_Data" office:value="9890" office:value-type="float">
            <text:p>9890</text:p>
          </table:table-cell>
          <table:table-cell ns42:value-type="float" table:style-name="TL_20_Data" office:value="9774" office:value-type="float">
            <text:p>9774</text:p>
          </table:table-cell>
          <table:table-cell ns42:value-type="float" table:style-name="TL_20_Data" office:value="19664" office:value-type="float">
            <text:p>19664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ce41" office:value="333" office:value-type="float">
            <text:p>3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ooge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Zuid Ei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20" office:value-type="float">
            <text:p>120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ande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amperveen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19" office:value-type="float">
            <text:p>1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4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379" office:value-type="float">
            <text:p>379</text:p>
          </table:table-cell>
          <table:table-cell ns42:value-type="float" table:style-name="TL_20_Data" office:value="744" office:value-type="float">
            <text:p>744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08" office:value-type="float">
            <text:p>20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84" office:value-type="float">
            <text:p>384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14" office:value-type="float">
            <text:p>21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807" office:value-type="float">
            <text:p>80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8" office:value-type="float">
            <text:p>30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3" office:value-type="float">
            <text:p>22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594" office:value-type="float">
            <text:p>594</text:p>
          </table:table-cell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1185" office:value-type="float">
            <text:p>11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1" office:value-type="float">
            <text:p>11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69" office:value-type="float">
            <text:p>169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36" office:value-type="float">
            <text:p>33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7" office:value-type="float">
            <text:p>5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61" office:value-type="float">
            <text:p>161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B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674" office:value-type="float">
            <text:p>674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 ns42:value-type="string" office:value-type="string">
            <text:p>het St. Jozef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5.B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8" office:value-type="float">
            <text:p>24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730" office:value-type="float">
            <text:p>730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1435" office:value-type="float">
            <text:p>143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3" office:value-type="float">
            <text:p>15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390" office:value-type="float">
            <text:p>390</text:p>
          </table:table-cell>
          <table:table-cell ns42:value-type="float" table:style-name="TL_20_Data" office:value="828" office:value-type="float">
            <text:p>8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28" office:value-type="float">
            <text:p>328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522" office:value-type="float">
            <text:p>52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3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" office:value-type="float">
            <text:p>87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4" office:value-type="float">
            <text:p>164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4.C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35" office:value-type="float">
            <text:p>3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281" office:value-type="float">
            <text:p>28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105" office:value-type="float">
            <text:p>10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6" office:value-type="float">
            <text:p>1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556" office:value-type="float">
            <text:p>556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63" office:value-type="float">
            <text:p>1063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9" office:value-type="float">
            <text:p>10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36" office:value-type="float">
            <text:p>9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1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9" office:value-type="float">
            <text:p>49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8" office:value-type="float">
            <text:p>30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2.I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nneker</text:p>
            <office:annotation>
              <text:p>http://purl.org/linked-data/sdmx/2009/dimension#refArea=http://www.gemeentegeschiedenis.nl/amco/1104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5" office:value-type="float">
            <text:p>5715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51" office:value-type="float">
            <text:p>10951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0" office:value-type="float">
            <text:p>2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Loss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e Mar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0" office:value-type="float">
            <text:p>540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571" office:value-type="float">
            <text:p>1571</text:p>
          </table:table-cell>
          <table:table-cell ns42:value-type="float" table:style-name="TL_20_Data" office:value="1510" office:value-type="float">
            <text:p>1510</text:p>
          </table:table-cell>
          <table:table-cell ns42:value-type="float" table:style-name="TL_20_Data" office:value="3081" office:value-type="float">
            <text:p>3081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Lut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8" office:value-type="float">
            <text:p>308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72" office:value-type="float">
            <text:p>872</text:p>
          </table:table-cell>
          <table:table-cell ns42:value-type="float" table:style-name="TL_20_Data" office:value="797" office:value-type="float">
            <text:p>797</text:p>
          </table:table-cell>
          <table:table-cell ns42:value-type="float" table:style-name="TL_20_Data" office:value="1669" office:value-type="float">
            <text:p>166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euni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0" office:value-type="float">
            <text:p>120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35" office:value-type="float">
            <text:p>335</text:p>
          </table:table-cell>
          <table:table-cell ns42:value-type="float" table:style-name="TL_20_Data" office:value="270" office:value-type="float">
            <text:p>270</text:p>
          </table:table-cell>
          <table:table-cell ns42:value-type="float" table:style-name="TL_20_Data" office:value="605" office:value-type="float">
            <text:p>6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0" office:value-type="float">
            <text:p>2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98" office:value-type="float">
            <text:p>598</text:p>
          </table:table-cell>
          <table:table-cell ns42:value-type="float" table:style-name="TL_20_Data" office:value="563" office:value-type="float">
            <text:p>563</text:p>
          </table:table-cell>
          <table:table-cell ns42:value-type="float" table:style-name="TL_20_Data" office:value="1161" office:value-type="float">
            <text:p>116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erghuiz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68" office:value-type="float">
            <text:p>1168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376" office:value-type="float">
            <text:p>3376</text:p>
          </table:table-cell>
          <table:table-cell ns42:value-type="float" table:style-name="TL_20_Data" office:value="3140" office:value-type="float">
            <text:p>3140</text:p>
          </table:table-cell>
          <table:table-cell ns42:value-type="float" table:style-name="TL_20_Data" office:value="6516" office:value-type="float">
            <text:p>6516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67" office:value-type="float">
            <text:p>1367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38" office:value-type="float">
            <text:p>3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819" office:value-type="float">
            <text:p>3819</text:p>
          </table:table-cell>
          <table:table-cell ns42:value-type="float" table:style-name="TL_20_Data" office:value="3585" office:value-type="float">
            <text:p>3585</text:p>
          </table:table-cell>
          <table:table-cell ns42:value-type="float" table:style-name="TL_20_Data" office:value="7404" office:value-type="float">
            <text:p>7404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Markelo, Kaz.Kon.Marechaus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3" office:value-type="float">
            <text:p>73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354" office:value-type="float">
            <text:p>354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479" office:value-type="float">
            <text:p>479</text:p>
          </table:table-cell>
          <table:table-cell ns42:value-type="float" table:style-name="TL_20_Data" office:value="1029" office:value-type="float">
            <text:p>1029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Stokk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8" office:value-type="float">
            <text:p>178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450" office:value-type="float">
            <text:p>45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El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8" office:value-type="float">
            <text:p>12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746" office:value-type="float">
            <text:p>746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ri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8" office:value-type="float">
            <text:p>10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65" office:value-type="float">
            <text:p>56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Kerspel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7" office:value-type="float">
            <text:p>8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520" office:value-type="float">
            <text:p>5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97" office:value-type="float">
            <text:p>697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2062" office:value-type="float">
            <text:p>2062</text:p>
          </table:table-cell>
          <table:table-cell ns42:value-type="float" table:style-name="TL_20_Data" office:value="1760" office:value-type="float">
            <text:p>1760</text:p>
          </table:table-cell>
          <table:table-cell ns42:value-type="float" table:style-name="TL_20_Data" office:value="3822" office:value-type="float">
            <text:p>3822</text:p>
          </table:table-cell>
          <table:table-cell ns42:value-type="float" table:style-name="TL_20_Data" office:value="73" office:value-type="float">
            <text:p>73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71" office:value-type="float">
            <text:p>771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2:value-type="float" table:style-name="TL_20_Data" office:value="2256" office:value-type="float">
            <text:p>2256</text:p>
          </table:table-cell>
          <table:table-cell ns42:value-type="float" table:style-name="TL_20_Data" office:value="1928" office:value-type="float">
            <text:p>1928</text:p>
          </table:table-cell>
          <table:table-cell ns42:value-type="float" table:style-name="TL_20_Data" office:value="4184" office:value-type="float">
            <text:p>4184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Nieuwleu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459" office:value-type="float">
            <text:p>459</text:p>
          </table:table-cell>
          <table:table-cell ns42:value-type="float" table:style-name="TL_20_Data" office:value="980" office:value-type="float">
            <text:p>98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uiten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547" office:value-type="float">
            <text:p>54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2" office:value-type="float">
            <text:p>22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1037" office:value-type="float">
            <text:p>103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n Hu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08" office:value-type="float">
            <text:p>508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1234" office:value-type="float">
            <text:p>1234</text:p>
          </table:table-cell>
          <table:table-cell ns42:value-type="float" table:style-name="TL_20_Data" office:value="2605" office:value-type="float">
            <text:p>260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5" office:value-type="float">
            <text:p>24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508" office:value-type="float">
            <text:p>508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05" office:value-type="float">
            <text:p>305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591" office:value-type="float">
            <text:p>59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225" office:value-type="float">
            <text:p>1225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1" office:value-type="float">
            <text:p>2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5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Har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table:style-name="TL_20_Data" table:number-columns-repeated="7"/>
          <table:table-cell ns42:value-type="float" office:value="19" table:style-name="TL_20_Data" table:number-columns-repeated="2" office:value-type="float">
            <text:p>19</text:p>
          </table:table-cell>
          <table:table-cell ns42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Paaslo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83" office:value-type="float">
            <text:p>58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office:value="7" table:style-name="TL_20_Data" table:number-columns-repeated="2" office:value-type="float">
            <text:p>7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Ossenzij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5" office:value-type="float">
            <text:p>7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Kalenber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IJsselha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8" office:value-type="float">
            <text:p>3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74" office:value-type="float">
            <text:p>17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86" office:value-type="float">
            <text:p>28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27" office:value-type="float">
            <text:p>727</text:p>
          </table:table-cell>
          <table:table-cell ns42:value-type="float" table:style-name="TL_20_Data" office:value="644" office:value-type="float">
            <text:p>644</text:p>
          </table:table-cell>
          <table:table-cell ns42:value-type="float" table:style-name="TL_20_Data" office:value="1371" office:value-type="float">
            <text:p>137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ce41" office:value="30" office:value-type="float">
            <text:p>3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1" office:value-type="float">
            <text:p>591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318" office:value-type="float">
            <text:p>1318</text:p>
          </table:table-cell>
          <table:table-cell ns42:value-type="float" table:style-name="TL_20_Data" office:value="1278" office:value-type="float">
            <text:p>1278</text:p>
          </table:table-cell>
          <table:table-cell ns42:value-type="float" table:style-name="TL_20_Data" office:value="2596" office:value-type="float">
            <text:p>2596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ce41" office:value="60" office:value-type="float">
            <text:p>6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enedictinessen Klooster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37" table:style-name="TL_20_Data" table:number-columns-repeated="2" office:value-type="float">
            <text:p>3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looster der Zusters Franciscaness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93" office:value-type="float">
            <text:p>793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86" office:value-type="float">
            <text:p>1886</text:p>
          </table:table-cell>
          <table:table-cell ns42:value-type="float" table:style-name="TL_20_Data" office:value="2004" office:value-type="float">
            <text:p>2004</text:p>
          </table:table-cell>
          <table:table-cell ns42:value-type="float" table:style-name="TL_20_Data" office:value="3890" office:value-type="float">
            <text:p>3890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96" office:value-type="float">
            <text:p>796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2:value-type="float" table:style-name="TL_20_Data" office:value="1897" office:value-type="float">
            <text:p>1897</text:p>
          </table:table-cell>
          <table:table-cell ns42:value-type="float" table:style-name="TL_20_Data" office:value="2136" office:value-type="float">
            <text:p>2136</text:p>
          </table:table-cell>
          <table:table-cell ns42:value-type="float" table:style-name="TL_20_Data" office:value="4033" office:value-type="float">
            <text:p>4033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32" office:value-type="float">
            <text:p>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22" office:value-type="float">
            <text:p>322</text:p>
          </table:table-cell>
          <table:table-cell ns42:value-type="float" table:style-name="TL_20_Data" office:value="355" office:value-type="float">
            <text:p>355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39" office:value-type="float">
            <text:p>139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6" office:value-type="float">
            <text:p>36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 table:number-columns-repeated="5"/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65" office:value-type="float">
            <text:p>16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Zonder vaste woonpl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98" office:value-type="float">
            <text:p>29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709" office:value-type="float">
            <text:p>709</text:p>
          </table:table-cell>
          <table:table-cell ns42:value-type="float" table:style-name="TL_20_Data" office:value="758" office:value-type="float">
            <text:p>758</text:p>
          </table:table-cell>
          <table:table-cell ns42:value-type="float" table:style-name="TL_20_Data" office:value="1467" office:value-type="float">
            <text:p>1467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94" office:value-type="float">
            <text:p>1094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2:value-type="float" table:style-name="TL_20_Data" office:value="2608" office:value-type="float">
            <text:p>2608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502" office:value-type="float">
            <text:p>5502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31" office:value-type="float">
            <text:p>231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133" office:value-type="float">
            <text:p>113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2" office:value-type="float">
            <text:p>2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lst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Over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84" office:value-type="float">
            <text:p>184</text:p>
          </table:table-cell>
          <table:table-cell ns42:value-type="float" table:style-name="TL_20_Data" office:value="391" office:value-type="float">
            <text:p>39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Midd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6" office:value-type="float">
            <text:p>236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uu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7" office:value-type="float">
            <text:p>10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260" office:value-type="float">
            <text:p>260</text:p>
          </table:table-cell>
          <table:table-cell ns42:value-type="float" table:style-name="TL_20_Data" office:value="570" office:value-type="float">
            <text:p>570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Hengf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42" office:value-type="float">
            <text:p>342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63" office:value-type="float">
            <text:p>66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zep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98" office:value-type="float">
            <text:p>298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We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863" office:value-type="float">
            <text:p>86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9" office:value-type="float">
            <text:p>66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1702" office:value-type="float">
            <text:p>1702</text:p>
          </table:table-cell>
          <table:table-cell ns42:value-type="float" table:style-name="TL_20_Data" office:value="3635" office:value-type="float">
            <text:p>363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ce41" office:value="56" office:value-type="float">
            <text:p>5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00" office:value-type="float">
            <text:p>900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488" office:value-type="float">
            <text:p>2488</text:p>
          </table:table-cell>
          <table:table-cell ns42:value-type="float" table:style-name="TL_20_Data" office:value="2280" office:value-type="float">
            <text:p>2280</text:p>
          </table:table-cell>
          <table:table-cell ns42:value-type="float" table:style-name="TL_20_Data" office:value="4768" office:value-type="float">
            <text:p>4768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72" office:value-type="float">
            <text:p>7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, Kaz. Kon. Marech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" office:value-type="float">
            <text:p>2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Ze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Vil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table:style-name="TL_20_Data" table:number-columns-repeated="7"/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Giethm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Le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0" office:value-type="float">
            <text:p>8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4" office:value-type="float">
            <text:p>12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1" office:value-type="float">
            <text:p>30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557" office:value-type="float">
            <text:p>55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uurtsch. Lemel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Buurtsch. Arc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Buurtsch. Bes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Buurtsch. Eer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Ju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urtsch. Beer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460" office:value-type="float">
            <text:p>460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Buurtsch. Beerzervel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Buurtsch. Ste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86" office:value-type="float">
            <text:p>28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Buurtsch. Arri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table:style-name="TL_20_Data" table:number-columns-repeated="7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336" office:value-type="float">
            <text:p>33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Buurtsch. Vars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97" office:value-type="float">
            <text:p>9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Buurtsch. Varsener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744" office:value-type="float">
            <text:p>744</text:p>
          </table:table-cell>
          <table:table-cell ns42:value-type="float" table:style-name="TL_20_Data" office:value="28" office:value-type="float">
            <text:p>28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33" office:value-type="float">
            <text:p>2033</text:p>
          </table:table-cell>
          <table:table-cell ns42:value-type="float" table:style-name="TL_20_Data" office:value="1748" office:value-type="float">
            <text:p>1748</text:p>
          </table:table-cell>
          <table:table-cell ns42:value-type="float" table:style-name="TL_20_Data" office:value="3781" office:value-type="float">
            <text:p>378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66" office:value-type="float">
            <text:p>766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81" office:value-type="float">
            <text:p>2081</text:p>
          </table:table-cell>
          <table:table-cell ns42:value-type="float" table:style-name="TL_20_Data" office:value="1802" office:value-type="float">
            <text:p>1802</text:p>
          </table:table-cell>
          <table:table-cell ns42:value-type="float" table:style-name="TL_20_Data" office:value="3883" office:value-type="float">
            <text:p>3883</text:p>
          </table:table-cell>
          <table:table-cell ns42:value-type="float" table:style-name="TL_20_Data" office:value="109" office:value-type="float">
            <text:p>10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3" office:value-type="float">
            <text:p>2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6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3"/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4" office:value-type="float">
            <text:p>584</text:p>
          </table:table-cell>
          <table:table-cell ns42:value-type="float" table:style-name="TL_20_Data" office:value="540" office:value-type="float">
            <text:p>540</text:p>
          </table:table-cell>
          <table:table-cell ns42:value-type="float" table:style-name="TL_20_Data" office:value="1124" office:value-type="float">
            <text:p>1124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279" office:value-type="float">
            <text:p>279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2:value-type="float" table:style-name="TL_20_Data" office:value="589" office:value-type="float">
            <text:p>589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1132" office:value-type="float">
            <text:p>1132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69" office:value-type="float">
            <text:p>369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760" office:value-type="float">
            <text:p>760</text:p>
          </table:table-cell>
          <table:table-cell ns42:value-type="float" table:style-name="TL_20_Data" office:value="1586" office:value-type="float">
            <text:p>1586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37" office:value-type="float">
            <text:p>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Onze Lieve Vrouwe 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95" table:style-name="TL_20_Data" table:number-columns-repeated="2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83" office:value-type="float">
            <text:p>183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office:value="415" table:style-name="TL_20_Data" table:number-columns-repeated="2" office:value-type="float">
            <text:p>415</text:p>
          </table:table-cell>
          <table:table-cell ns42:value-type="float" table:style-name="TL_20_Data" office:value="830" office:value-type="float">
            <text:p>83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521" office:value-type="float">
            <text:p>521</text:p>
          </table:table-cell>
          <table:table-cell ns42:value-type="float" table:style-name="TL_20_Data" office:value="945" office:value-type="float">
            <text:p>945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90" office:value-type="float">
            <text:p>290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750" office:value-type="float">
            <text:p>750</text:p>
          </table:table-cell>
          <table:table-cell ns42:value-type="float" table:style-name="TL_20_Data" office:value="1400" office:value-type="float">
            <text:p>1400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ce41" office:value="16" office:value-type="float">
            <text:p>1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9" table:style-name="TL_20_Data" table:number-columns-repeated="2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523" office:value-type="float">
            <text:p>523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m, Kaza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11" office:value-type="float">
            <text:p>21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349" office:value-type="float">
            <text:p>349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28" office:value-type="float">
            <text:p>328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2:value-type="float" table:style-name="TL_20_Data" office:value="595" office:value-type="float">
            <text:p>595</text:p>
          </table:table-cell>
          <table:table-cell ns42:value-type="float" table:style-name="TL_20_Data" office:value="692" office:value-type="float">
            <text:p>692</text:p>
          </table:table-cell>
          <table:table-cell ns42:value-type="float" table:style-name="TL_20_Data" office:value="1287" office:value-type="float">
            <text:p>128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4" office:value-type="float">
            <text:p>2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542" office:value-type="float">
            <text:p>542</text:p>
          </table:table-cell>
          <table:table-cell ns42:value-type="float" table:style-name="TL_20_Data" office:value="1228" office:value-type="float">
            <text:p>12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Tijenraa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Linder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2" office:value-type="float">
            <text:p>1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31" office:value-type="float">
            <text:p>331</text:p>
          </table:table-cell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628" office:value-type="float">
            <text:p>628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L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oet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table:style-name="TL_20_Data" table:number-columns-repeated="7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6" office:value-type="float">
            <text:p>236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22" office:value-type="float">
            <text:p>622</text:p>
          </table:table-cell>
          <table:table-cell ns42:value-type="float" table:style-name="TL_20_Data" office:value="571" office:value-type="float">
            <text:p>571</text:p>
          </table:table-cell>
          <table:table-cell ns42:value-type="float" table:style-name="TL_20_Data" office:value="1193" office:value-type="float">
            <text:p>1193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Heet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Rame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4" office:value-type="float">
            <text:p>74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326" office:value-type="float">
            <text:p>326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Pleegs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46" office:value-type="float">
            <text:p>3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oek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203" office:value-type="float">
            <text:p>20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5" office:value-type="float">
            <text:p>895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460" office:value-type="float">
            <text:p>2460</text:p>
          </table:table-cell>
          <table:table-cell ns42:value-type="float" table:style-name="TL_20_Data" office:value="2127" office:value-type="float">
            <text:p>2127</text:p>
          </table:table-cell>
          <table:table-cell ns42:value-type="float" table:style-name="TL_20_Data" office:value="4587" office:value-type="float">
            <text:p>458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23" office:value-type="float">
            <text:p>1223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3055" office:value-type="float">
            <text:p>3055</text:p>
          </table:table-cell>
          <table:table-cell ns42:value-type="float" table:style-name="TL_20_Data" office:value="2819" office:value-type="float">
            <text:p>2819</text:p>
          </table:table-cell>
          <table:table-cell ns42:value-type="float" table:style-name="TL_20_Data" office:value="5874" office:value-type="float">
            <text:p>587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ce41" office:value="63" office:value-type="float">
            <text:p>6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3"/>
          <table:table-cell ns42:value-type="float" table:style-name="TL_20_Data" office:value="80" office:value-type="float">
            <text:p>80</text:p>
          </table:table-cell>
          <table:table-cell table:style-name="TL_20_Data" table:number-columns-repeated="2"/>
          <table:table-cell ns42:value-type="float" table:style-name="TL_20_Data" office:value="2330" office:value-type="float">
            <text:p>2330</text:p>
          </table:table-cell>
          <table:table-cell ns42:value-type="float" table:style-name="TL_20_Data" office:value="2317" office:value-type="float">
            <text:p>2317</text:p>
          </table:table-cell>
          <table:table-cell ns42:value-type="float" table:style-name="TL_20_Data" office:value="4647" office:value-type="float">
            <text:p>464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iten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55" office:value-type="float">
            <text:p>15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44" office:value-type="float">
            <text:p>44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33" office:value-type="float">
            <text:p>83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5" office:value-type="float">
            <text:p>1045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 table:number-columns-repeated="3"/>
          <table:table-cell ns42:value-type="float" table:style-name="TL_20_Data" office:value="98" office:value-type="float">
            <text:p>98</text:p>
          </table:table-cell>
          <table:table-cell table:style-name="TL_20_Data" table:number-columns-repeated="2"/>
          <table:table-cell ns42:value-type="float" table:style-name="TL_20_Data" office:value="2776" office:value-type="float">
            <text:p>2776</text:p>
          </table:table-cell>
          <table:table-cell ns42:value-type="float" table:style-name="TL_20_Data" office:value="2711" office:value-type="float">
            <text:p>2711</text:p>
          </table:table-cell>
          <table:table-cell ns42:value-type="float" table:style-name="TL_20_Data" office:value="5487" office:value-type="float">
            <text:p>5487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ce41" office:value="36" office:value-type="float">
            <text:p>3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, Kazerne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Rouveen: Zuid-Eindigerslag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9" office:value-type="float">
            <text:p>13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52" office:value-type="float">
            <text:p>35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686" office:value-type="float">
            <text:p>686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Rouveen: Munnik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9" office:value-type="float">
            <text:p>7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207" office:value-type="float">
            <text:p>207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398" office:value-type="float">
            <text:p>39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Rouveen: Bisschop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13" office:value-type="float">
            <text:p>213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30" office:value-type="float">
            <text:p>43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Rouveen: Oost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Staphorst: Middewoldi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5" office:value-type="float">
            <text:p>12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293" office:value-type="float">
            <text:p>293</text:p>
          </table:table-cell>
          <table:table-cell ns42:value-type="float" table:style-name="TL_20_Data" office:value="582" office:value-type="float">
            <text:p>582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Staphorst: Achthoeven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Staphorst: Bergerslag, Het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705" office:value-type="float">
            <text:p>70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5" office:value-type="float">
            <text:p>2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7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Staphorst, Bullingersla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3" office:value-type="float">
            <text:p>14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348" office:value-type="float">
            <text:p>348</text:p>
          </table:table-cell>
          <table:table-cell ns42:value-type="float" table:style-name="TL_20_Data" office:value="715" office:value-type="float">
            <text:p>7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IJhorst, Leijen-en Over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48" office:value-type="float">
            <text:p>34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J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Lankh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table:style-name="TL_20_Data" table:number-columns-repeated="7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2" office:value-type="float">
            <text:p>1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Hu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table:style-name="TL_20_Data" table:number-columns-repeated="7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206" office:value-type="float">
            <text:p>20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230" office:value-type="float">
            <text:p>23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Geen kom</text:p>
          </table:table-cell>
          <table:table-cell ns42:value-type="string" table:style-name="TL_20_RowHeader" office:value-type="string">
            <text:p>N</text:p>
          </table:table-cell>
          <table:table-cell ns42:value-type="string" office:value-type="string">
            <text:p>Hesselingen en Henning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76" office:value-type="float">
            <text:p>1176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927" office:value-type="float">
            <text:p>2927</text:p>
          </table:table-cell>
          <table:table-cell ns42:value-type="float" table:style-name="TL_20_Data" office:value="2733" office:value-type="float">
            <text:p>2733</text:p>
          </table:table-cell>
          <table:table-cell ns42:value-type="float" table:style-name="TL_20_Data" office:value="5660" office:value-type="float">
            <text:p>566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1" office:value-type="float">
            <text:p>1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478" office:value-type="float">
            <text:p>478</text:p>
          </table:table-cell>
          <table:table-cell ns42:value-type="float" table:style-name="TL_20_Data" office:value="451" office:value-type="float">
            <text:p>451</text:p>
          </table:table-cell>
          <table:table-cell ns42:value-type="float" table:style-name="TL_20_Data" office:value="929" office:value-type="float">
            <text:p>9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5" office:value-type="float">
            <text:p>2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2" office:value-type="float">
            <text:p>16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61" office:value-type="float">
            <text:p>36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4" office:value-type="float">
            <text:p>16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88" office:value-type="float">
            <text:p>388</text:p>
          </table:table-cell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775" office:value-type="float">
            <text:p>775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4" office:value-type="float">
            <text:p>54</text:p>
          </table:table-cell>
          <table:table-cell table:style-name="TL_20_Data" table:number-columns-repeated="4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X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0" office:value-type="float">
            <text:p>9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 ns42:value-type="string" office:value-type="string">
            <text:p>Arm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7" office:value-type="float">
            <text:p>7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75" office:value-type="float">
            <text:p>1075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588" office:value-type="float">
            <text:p>2588</text:p>
          </table:table-cell>
          <table:table-cell ns42:value-type="float" table:style-name="TL_20_Data" office:value="2609" office:value-type="float">
            <text:p>2609</text:p>
          </table:table-cell>
          <table:table-cell ns42:value-type="float" table:style-name="TL_20_Data" office:value="5197" office:value-type="float">
            <text:p>5197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ce41" office:value="93" office:value-type="float">
            <text:p>9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9" office:value-type="float">
            <text:p>69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de West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" office:value-type="float">
            <text:p>8</text:p>
          </table:table-cell>
          <table:table-cell table:style-name="TL_20_Data" table:number-columns-repeated="7"/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XII</text:p>
          </table:table-cell>
          <table:table-cell ns42:value-type="string" office:value-type="string">
            <text:p>Ge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94" office:value-type="float">
            <text:p>3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63" office:value-type="float">
            <text:p>1163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790" office:value-type="float">
            <text:p>2790</text:p>
          </table:table-cell>
          <table:table-cell ns42:value-type="float" table:style-name="TL_20_Data" office:value="2801" office:value-type="float">
            <text:p>2801</text:p>
          </table:table-cell>
          <table:table-cell ns42:value-type="float" table:style-name="TL_20_Data" office:value="5591" office:value-type="float">
            <text:p>559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u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73" office:value-type="float">
            <text:p>73</text:p>
          </table:table-cell>
          <table:table-cell ns42:value-type="float" table:style-name="TL_20_Data" office:value="68" office:value-type="float">
            <text:p>68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uurtsch. Thij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Buurtsch. Zuid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3" office:value-type="float">
            <text:p>11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288" office:value-type="float">
            <text:p>288</text:p>
          </table:table-cell>
          <table:table-cell ns42:value-type="float" table:style-name="TL_20_Data" office:value="250" office:value-type="float">
            <text:p>250</text:p>
          </table:table-cell>
          <table:table-cell ns42:value-type="float" table:style-name="TL_20_Data" office:value="538" office:value-type="float">
            <text:p>538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456" office:value-type="float">
            <text:p>456</text:p>
          </table:table-cell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858" office:value-type="float">
            <text:p>85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6" office:value-type="float">
            <text:p>2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lderingen, R.K. Liefdegesticht "Voorzienigheid"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't Goo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rauw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a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85" office:value-type="float">
            <text:p>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Ehz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Ronde Ble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Po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olter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Achter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9" office:value-type="float">
            <text:p>109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erkbuu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tten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7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79" office:value-type="float">
            <text:p>27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B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nwo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" office:value-type="float">
            <text:p>1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82" office:value-type="float">
            <text:p>8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o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Vel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Uv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ol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7"/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rrit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Kwikk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oeneste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ten Broe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office:value="14" table:style-name="TL_20_Data" table:number-columns-repeated="2" office:value-type="float">
            <text:p>14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Oo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Wester Lage Eg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Verlaa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Buurtsch. On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7" office:value-type="float">
            <text:p>7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4" office:value-type="float">
            <text:p>4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uurtsch. Kallenko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2" office:value-type="float">
            <text:p>9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423" office:value-type="float">
            <text:p>42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Buurtsch. Ees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21" office:value-type="float">
            <text:p>221</text:p>
          </table:table-cell>
          <table:table-cell ns42:value-type="float" table:style-name="TL_20_Data" office:value="474" office:value-type="float">
            <text:p>47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5" office:value-type="float">
            <text:p>145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309" office:value-type="float">
            <text:p>309</text:p>
          </table:table-cell>
          <table:table-cell ns42:value-type="float" table:style-name="TL_20_Data" office:value="648" office:value-type="float">
            <text:p>648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Weterin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</text:p>
          </table:table-cell>
          <table:table-cell ns42:value-type="string" office:value-type="string">
            <text:p>Buurtsch. Nederlan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</text:p>
          </table:table-cell>
          <table:table-cell ns42:value-type="string" office:value-type="string">
            <text:p>Buurtsch. Muggenbee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" office:value-type="float">
            <text:p>1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, Maatsch. van Weldadigheid</text:p>
          </table:table-cell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68" office:value-type="float">
            <text:p>36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III</text:p>
          </table:table-cell>
          <table:table-cell ns42:value-type="string" office:value-type="string">
            <text:p>Kol. Willemsoord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05" office:value-type="float">
            <text:p>1005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2554" office:value-type="float">
            <text:p>2554</text:p>
          </table:table-cell>
          <table:table-cell ns42:value-type="float" table:style-name="TL_20_Data" office:value="2469" office:value-type="float">
            <text:p>2469</text:p>
          </table:table-cell>
          <table:table-cell ns42:value-type="float" table:style-name="TL_20_Data" office:value="5023" office:value-type="float">
            <text:p>5023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ce41" office:value="40" office:value-type="float">
            <text:p>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90" office:value-type="float">
            <text:p>1190</text:p>
          </table:table-cell>
          <table:table-cell ns42:value-type="float" table:style-name="TL_20_Data" office:value="75" office:value-type="float">
            <text:p>75</text:p>
          </table:table-cell>
          <table:table-cell ns42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2:value-type="float" table:style-name="TL_20_Data" office:value="39" office:value-type="float">
            <text:p>39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011" office:value-type="float">
            <text:p>3011</text:p>
          </table:table-cell>
          <table:table-cell ns42:value-type="float" table:style-name="TL_20_Data" office:value="2871" office:value-type="float">
            <text:p>2871</text:p>
          </table:table-cell>
          <table:table-cell ns42:value-type="float" table:style-name="TL_20_Data" office:value="5882" office:value-type="float">
            <text:p>5882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ce41" office:value="47" office:value-type="float">
            <text:p>4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7" office:value-type="float">
            <text:p>2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8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89" office:value-type="float">
            <text:p>8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02" office:value-type="float">
            <text:p>202</text:p>
          </table:table-cell>
          <table:table-cell ns42:value-type="float" table:style-name="TL_20_Data" office:value="403" office:value-type="float">
            <text:p>4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Tub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0" office:value-type="float">
            <text:p>10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530" office:value-type="float">
            <text:p>53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Fler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16" office:value-type="float">
            <text:p>316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9" office:value-type="float">
            <text:p>199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550" office:value-type="float">
            <text:p>550</text:p>
          </table:table-cell>
          <table:table-cell ns42:value-type="float" table:style-name="TL_20_Data" office:value="504" office:value-type="float">
            <text:p>504</text:p>
          </table:table-cell>
          <table:table-cell ns42:value-type="float" table:style-name="TL_20_Data" office:value="1054" office:value-type="float">
            <text:p>1054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Alberg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Geest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2" office:value-type="float">
            <text:p>272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774" office:value-type="float">
            <text:p>774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446" office:value-type="float">
            <text:p>1446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Lange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7" office:value-type="float">
            <text:p>127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02" office:value-type="float">
            <text:p>302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602" office:value-type="float">
            <text:p>60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ezing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206" office:value-type="float">
            <text:p>206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367" office:value-type="float">
            <text:p>36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Vass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a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533" office:value-type="float">
            <text:p>533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utum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Manderve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1" office:value-type="float">
            <text:p>8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172" office:value-type="float">
            <text:p>172</text:p>
          </table:table-cell>
          <table:table-cell ns42:value-type="float" table:style-name="TL_20_Data" office:value="360" office:value-type="float">
            <text:p>360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22" office:value-type="float">
            <text:p>1122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 table:number-columns-repeated="3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070" office:value-type="float">
            <text:p>3070</text:p>
          </table:table-cell>
          <table:table-cell ns42:value-type="float" table:style-name="TL_20_Data" office:value="2780" office:value-type="float">
            <text:p>2780</text:p>
          </table:table-cell>
          <table:table-cell ns42:value-type="float" table:style-name="TL_20_Data" office:value="5850" office:value-type="float">
            <text:p>5850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76" office:value-type="float">
            <text:p>7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1" office:value-type="float">
            <text:p>1211</text:p>
          </table:table-cell>
          <table:table-cell ns42:value-type="float" table:style-name="TL_20_Data" office:value="43" office:value-type="float">
            <text:p>43</text:p>
          </table:table-cell>
          <table:table-cell table:style-name="TL_20_Data" table:number-columns-repeated="3"/>
          <table:table-cell ns42:value-type="float" table:style-name="TL_20_Data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3271" office:value-type="float">
            <text:p>3271</text:p>
          </table:table-cell>
          <table:table-cell ns42:value-type="float" table:style-name="TL_20_Data" office:value="2982" office:value-type="float">
            <text:p>2982</text:p>
          </table:table-cell>
          <table:table-cell ns42:value-type="float" table:style-name="TL_20_Data" office:value="6253" office:value-type="float">
            <text:p>625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ce41" office:value="77" office:value-type="float">
            <text:p>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4" office:value-type="float">
            <text:p>6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72" office:value-type="float">
            <text:p>172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885" office:value-type="float">
            <text:p>88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Buurtsch. de Leeuwt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5" office:value-type="float">
            <text:p>18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907" office:value-type="float">
            <text:p>90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Barsbeek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5" office:value-type="float">
            <text:p>5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Baarlo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80" office:value-type="float">
            <text:p>380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009" office:value-type="float">
            <text:p>1009</text:p>
          </table:table-cell>
          <table:table-cell ns42:value-type="float" table:style-name="TL_20_Data" office:value="924" office:value-type="float">
            <text:p>924</text:p>
          </table:table-cell>
          <table:table-cell ns42:value-type="float" table:style-name="TL_20_Data" office:value="1933" office:value-type="float">
            <text:p>1933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44" office:value-type="float">
            <text:p>444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1153" office:value-type="float">
            <text:p>1153</text:p>
          </table:table-cell>
          <table:table-cell ns42:value-type="float" table:style-name="TL_20_Data" office:value="1069" office:value-type="float">
            <text:p>1069</text:p>
          </table:table-cell>
          <table:table-cell ns42:value-type="float" table:style-name="TL_20_Data" office:value="2222" office:value-type="float">
            <text:p>2222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8" office:value-type="float">
            <text:p>28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5" office:value-type="float">
            <text:p>75</text:p>
          </table:table-cell>
          <table:table-cell table:style-name="TL_20_Data" table:number-columns-repeated="2"/>
          <table:table-cell ns42:value-type="float" table:style-name="TL_20_Data" office:value="888" office:value-type="float">
            <text:p>88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708" office:value-type="float">
            <text:p>1708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elijk aanwezig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59" office:value-type="float">
            <text:p>35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75" office:value-type="float">
            <text:p>7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902" office:value-type="float">
            <text:p>902</text:p>
          </table:table-cell>
          <table:table-cell ns42:value-type="float" table:style-name="TL_20_Data" office:value="826" office:value-type="float">
            <text:p>826</text:p>
          </table:table-cell>
          <table:table-cell ns42:value-type="float" table:style-name="TL_20_Data" office:value="1728" office:value-type="float">
            <text:p>172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1" office:value-type="float">
            <text:p>1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2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2:value-type="float" table:style-name="TL_20_Data" office:value="306" office:value-type="float">
            <text:p>306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560" office:value-type="float">
            <text:p>56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2" office:value-type="float">
            <text:p>2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209" office:value-type="float">
            <text:p>209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3" office:value-type="float">
            <text:p>3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2" office:value-type="float">
            <text:p>82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356" office:value-type="float">
            <text:p>35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4" office:value-type="float">
            <text:p>4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579" office:value-type="float">
            <text:p>579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5" office:value-type="float">
            <text:p>5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217" office:value-type="float">
            <text:p>217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TL_20_Data" office:value="8" office:value-type="float">
            <text:p>8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395" office:value-type="float">
            <text:p>395</text:p>
          </table:table-cell>
          <table:table-cell ns42:value-type="float" table:style-name="TL_20_Data" office:value="803" office:value-type="float">
            <text:p>80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float" table:style-name="TL_20_RowHeader" office:value="6" office:value-type="float">
            <text:p>6</text:p>
          </table:table-cell>
          <table:table-cell ns42:value-type="string" office:value-type="string">
            <text:p>Dorp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4" table:style-name="TL_20_Data" table:number-columns-repeated="2" office:value-type="float">
            <text:p>4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89" office:value-type="float">
            <text:p>89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2:value-type="float" table:style-name="TL_20_Data" office:value="1654" office:value-type="float">
            <text:p>1654</text:p>
          </table:table-cell>
          <table:table-cell ns42:value-type="float" table:style-name="TL_20_Data" office:value="1534" office:value-type="float">
            <text:p>1534</text:p>
          </table:table-cell>
          <table:table-cell ns42:value-type="float" table:style-name="TL_20_Data" office:value="3188" office:value-type="float">
            <text:p>3188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512" office:value-type="float">
            <text:p>512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Sibculo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Bruinehaa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Poll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1" office:value-type="float">
            <text:p>5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246" office:value-type="float">
            <text:p>246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't Slo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de A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6" office:value-type="float">
            <text:p>2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9" office:value-type="float">
            <text:p>109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Tijdelijk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Westerhoeve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96" office:value-type="float">
            <text:p>196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585" office:value-type="float">
            <text:p>585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1062" office:value-type="float">
            <text:p>106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58" office:value-type="float">
            <text:p>858</text:p>
          </table:table-cell>
          <table:table-cell ns42:value-type="float" table:style-name="TL_20_Data" office:value="96" office:value-type="float">
            <text:p>96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012" office:value-type="float">
            <text:p>2012</text:p>
          </table:table-cell>
          <table:table-cell ns42:value-type="float" table:style-name="TL_20_Data" office:value="4252" office:value-type="float">
            <text:p>4252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5" office:value-type="float">
            <text:p>4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0" office:value-type="float">
            <text:p>60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36" office:value-type="float">
            <text:p>136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237" office:value-type="float">
            <text:p>237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29" office:value-type="float">
            <text:p>29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19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" office:value-type="float">
            <text:p>2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175" office:value-type="float">
            <text:p>175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338" office:value-type="float">
            <text:p>33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1" office:value-type="float">
            <text:p>91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369" office:value-type="float">
            <text:p>36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80" office:value-type="float">
            <text:p>180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481" office:value-type="float">
            <text:p>481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900" office:value-type="float">
            <text:p>90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16" office:value-type="float">
            <text:p>316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656" office:value-type="float">
            <text:p>656</text:p>
          </table:table-cell>
          <table:table-cell ns42:value-type="float" table:style-name="TL_20_Data" office:value="1395" office:value-type="float">
            <text:p>1395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Weer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Nij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Lem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7" office:value-type="float">
            <text:p>6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79" office:value-type="float">
            <text:p>179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350" office:value-type="float">
            <text:p>35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Gammelk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uld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6" office:value-type="float">
            <text:p>166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43" office:value-type="float">
            <text:p>443</text:p>
          </table:table-cell>
          <table:table-cell ns42:value-type="float" table:style-name="TL_20_Data" office:value="421" office:value-type="float">
            <text:p>421</text:p>
          </table:table-cell>
          <table:table-cell ns42:value-type="float" table:style-name="TL_20_Data" office:value="864" office:value-type="float">
            <text:p>864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Deurning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2" office:value-type="float">
            <text:p>13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9" office:value-type="float">
            <text:p>319</text:p>
          </table:table-cell>
          <table:table-cell ns42:value-type="float" table:style-name="TL_20_Data" office:value="310" office:value-type="float">
            <text:p>310</text:p>
          </table:table-cell>
          <table:table-cell ns42:value-type="float" table:style-name="TL_20_Data" office:value="629" office:value-type="float">
            <text:p>62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Ros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5" office:value-type="float">
            <text:p>95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47" office:value-type="float">
            <text:p>247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Volth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5" office:value-type="float">
            <text:p>8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200" office:value-type="float">
            <text:p>200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31" office:value-type="float">
            <text:p>43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2" office:value-type="float">
            <text:p>142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87" office:value-type="float">
            <text:p>387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773" office:value-type="float">
            <text:p>773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Hasselo, Keeten</text:p>
          </table:table-cell>
          <table:table-cell table:style-name="ce23"/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table:style-name="TL_20_Data" table:number-columns-repeated="7"/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TL_20_Data" office:value="116" office:value-type="float">
            <text:p>1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uurtsch. Klein Driene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87" office:value-type="float">
            <text:p>887</text:p>
          </table:table-cell>
          <table:table-cell ns42:value-type="float" table:style-name="TL_20_Data" office:value="37" office:value-type="float">
            <text:p>37</text:p>
          </table:table-cell>
          <table:table-cell table:style-name="TL_20_Data" table:number-columns-repeated="2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2240" office:value-type="float">
            <text:p>2240</text:p>
          </table:table-cell>
          <table:table-cell ns42:value-type="float" table:style-name="TL_20_Data" office:value="2241" office:value-type="float">
            <text:p>2241</text:p>
          </table:table-cell>
          <table:table-cell ns42:value-type="float" table:style-name="TL_20_Data" office:value="4481" office:value-type="float">
            <text:p>4481</text:p>
          </table:table-cell>
          <table:table-cell ns42:value-type="float" table:style-name="TL_20_Data" office:value="62" office:value-type="float">
            <text:p>62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3" office:value-type="float">
            <text:p>173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ce41" office:value="10" office:value-type="float">
            <text:p>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Wierd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office:value="3" table:style-name="TL_20_Data" table:number-columns-repeated="2" office:value-type="float">
            <text:p>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63" office:value-type="float">
            <text:p>163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362" office:value-type="float">
            <text:p>362</text:p>
          </table:table-cell>
          <table:table-cell ns42:value-type="float" table:style-name="TL_20_Data" office:value="764" office:value-type="float">
            <text:p>764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36" office:value-type="float">
            <text:p>336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819" office:value-type="float">
            <text:p>819</text:p>
          </table:table-cell>
          <table:table-cell ns42:value-type="float" table:style-name="TL_20_Data" office:value="771" office:value-type="float">
            <text:p>771</text:p>
          </table:table-cell>
          <table:table-cell ns42:value-type="float" table:style-name="TL_20_Data" office:value="1590" office:value-type="float">
            <text:p>1590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fd.</text:p>
          </table:table-cell>
          <table:table-cell ns42:value-type="string" office:value-type="string">
            <text:p>'t 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Wie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9" office:value-type="float">
            <text:p>24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688" office:value-type="float">
            <text:p>688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322" office:value-type="float">
            <text:p>132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31" office:value-type="float">
            <text:p>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9" office:value-type="float">
            <text:p>5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143" office:value-type="float">
            <text:p>143</text:p>
          </table:table-cell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Hooge Hezel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Not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8" office:value-type="float">
            <text:p>13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843" office:value-type="float">
            <text:p>84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6" office:value-type="float">
            <text:p>96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528" office:value-type="float">
            <text:p>52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Zuna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8" office:value-type="float">
            <text:p>6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Rectum</text:p>
          </table:table-cell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0" office:value-type="float">
            <text:p>30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IJp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5" office:value-type="float">
            <text:p>95</text:p>
          </table:table-cell>
          <table:table-cell ns42:value-type="float" table:style-name="TL_20_Data" office:value="100" office:value-type="float">
            <text:p>100</text:p>
          </table:table-cell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Buurtsch. Enter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57" office:value-type="float">
            <text:p>15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393" office:value-type="float">
            <text:p>393</text:p>
          </table:table-cell>
          <table:table-cell ns42:value-type="float" table:style-name="TL_20_Data" office:value="851" office:value-type="float">
            <text:p>85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 ns42:value-type="string" office:value-type="string">
            <text:p>Dorp Enter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8" office:value-type="float">
            <text:p>88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415" office:value-type="float">
            <text:p>41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8" office:value-type="float">
            <text:p>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02" office:value-type="float">
            <text:p>902</text:p>
          </table:table-cell>
          <table:table-cell ns42:value-type="float" table:style-name="TL_20_Data" office:value="24" office:value-type="float">
            <text:p>24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5" office:value-type="float">
            <text:p>1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607" office:value-type="float">
            <text:p>2607</text:p>
          </table:table-cell>
          <table:table-cell ns42:value-type="float" table:style-name="TL_20_Data" office:value="2329" office:value-type="float">
            <text:p>2329</text:p>
          </table:table-cell>
          <table:table-cell ns42:value-type="float" table:style-name="TL_20_Data" office:value="4936" office:value-type="float">
            <text:p>4936</text:p>
          </table:table-cell>
          <table:table-cell ns42:value-type="float" table:style-name="TL_20_Data" office:value="95" office:value-type="float">
            <text:p>95</text:p>
          </table:table-cell>
          <table:table-cell ns42:value-type="float" table:style-name="ce41" office:value="113" office:value-type="float">
            <text:p>1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38" office:value-type="float">
            <text:p>1238</text:p>
          </table:table-cell>
          <table:table-cell ns42:value-type="float" table:style-name="TL_20_Data" office:value="39" office:value-type="float">
            <text:p>39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5" office:value-type="float">
            <text:p>55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426" office:value-type="float">
            <text:p>3426</text:p>
          </table:table-cell>
          <table:table-cell ns42:value-type="float" table:style-name="TL_20_Data" office:value="3100" office:value-type="float">
            <text:p>3100</text:p>
          </table:table-cell>
          <table:table-cell ns42:value-type="float" table:style-name="TL_20_Data" office:value="6526" office:value-type="float">
            <text:p>6526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ce41" office:value="146" office:value-type="float">
            <text:p>1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339" office:value-type="float">
            <text:p>33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2:value-type="float" table:style-name="TL_20_Data" office:value="723" office:value-type="float">
            <text:p>723</text:p>
          </table:table-cell>
          <table:table-cell ns42:value-type="float" table:style-name="TL_20_Data" office:value="696" office:value-type="float">
            <text:p>696</text:p>
          </table:table-cell>
          <table:table-cell ns42:value-type="float" table:style-name="TL_20_Data" office:value="1419" office:value-type="float">
            <text:p>1419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33" office:value-type="float">
            <text:p>3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2:value-type="float" office:value="8" table:style-name="TL_20_Data" table:number-columns-repeated="2" office:value-type="float">
            <text:p>8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40" office:value-type="float">
            <text:p>340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1" office:value-type="float">
            <text:p>3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449" office:value-type="float">
            <text:p>1449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ce41" office:value="42" office:value-type="float">
            <text:p>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Wenge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5" office:value-type="float">
            <text:p>115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494" office:value-type="float">
            <text:p>494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ngevel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141" office:value-type="float">
            <text:p>141</text:p>
          </table:table-cell>
          <table:table-cell ns42:value-type="float" table:style-name="TL_20_Data" office:value="300" office:value-type="float">
            <text:p>300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6" office:value-type="float">
            <text:p>4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Tonger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8" office:value-type="float">
            <text:p>78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97" office:value-type="float">
            <text:p>197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80" office:value-type="float">
            <text:p>38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ch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483" office:value-type="float">
            <text:p>48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rx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15" office:value-type="float">
            <text:p>31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Wijnvoor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144" office:value-type="float">
            <text:p>144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ce41" office:value="12" office:value-type="float">
            <text:p>1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Mar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67" table:style-name="TL_20_Data" table:number-columns-repeated="2" office:value-type="float">
            <text:p>67</text:p>
          </table:table-cell>
          <table:table-cell ns42:value-type="float" table:style-name="TL_20_Data" office:value="134" office:value-type="float">
            <text:p>13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50" office:value-type="float">
            <text:p>550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1397" office:value-type="float">
            <text:p>1397</text:p>
          </table:table-cell>
          <table:table-cell ns42:value-type="float" table:style-name="TL_20_Data" office:value="1270" office:value-type="float">
            <text:p>1270</text:p>
          </table:table-cell>
          <table:table-cell ns42:value-type="float" table:style-name="TL_20_Data" office:value="2667" office:value-type="float">
            <text:p>2667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ce41" office:value="44" office:value-type="float">
            <text:p>4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90" office:value-type="float">
            <text:p>89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office:value="3" table:style-name="TL_20_Data" table:number-columns-repeated="2" office:value-type="float">
            <text:p>3</text:p>
          </table:table-cell>
          <table:table-cell table:style-name="TL_20_Data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41" office:value-type="float">
            <text:p>2141</text:p>
          </table:table-cell>
          <table:table-cell ns42:value-type="float" table:style-name="TL_20_Data" office:value="1984" office:value-type="float">
            <text:p>1984</text:p>
          </table:table-cell>
          <table:table-cell ns42:value-type="float" table:style-name="TL_20_Data" office:value="4125" office:value-type="float">
            <text:p>4125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ce41" office:value="86" office:value-type="float">
            <text:p>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3" office:value-type="float">
            <text:p>103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Wil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" office:value-type="float">
            <text:p>4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buurtsch. Onderdijk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" office:value-type="float">
            <text:p>9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4" office:value-type="float">
            <text:p>24</text:p>
          </table:table-cell>
          <table:table-cell ns42:value-type="float" table:style-name="TL_20_Data" office:value="47" office:value-type="float">
            <text:p>47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buurtsch. Uiterw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" office:value-type="float">
            <text:p>10</text:p>
          </table:table-cell>
          <table:table-cell table:style-name="TL_20_Data" table:number-columns-repeated="7"/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buurtsch. Nieuwstad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4" office:value-type="float">
            <text:p>2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50" office:value-type="float">
            <text:p>50</text:p>
          </table:table-cell>
          <table:table-cell ns42:value-type="float" table:style-name="TL_20_Data" office:value="106" office:value-type="float">
            <text:p>106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43" office:value-type="float">
            <text:p>24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0" office:value-type="float">
            <text:p>150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2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680" office:value-type="float">
            <text:p>680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1" office:value-type="float">
            <text:p>31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0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orp IJssel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1" office:value-type="float">
            <text:p>71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" office:value-type="float">
            <text:p>2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Nieuw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9" office:value-type="float">
            <text:p>69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2:value-type="float" table:style-name="TL_20_Data" office:value="156" office:value-type="float">
            <text:p>156</text:p>
          </table:table-cell>
          <table:table-cell ns42:value-type="float" table:style-name="TL_20_Data" office:value="153" office:value-type="float">
            <text:p>153</text:p>
          </table:table-cell>
          <table:table-cell ns42:value-type="float" table:style-name="TL_20_Data" office:value="309" office:value-type="float">
            <text:p>309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Za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65" office:value-type="float">
            <text:p>165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369" office:value-type="float">
            <text:p>369</text:p>
          </table:table-cell>
          <table:table-cell ns42:value-type="float" table:style-name="TL_20_Data" office:value="735" office:value-type="float">
            <text:p>73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Ring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Trekvaar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" office:value-type="float">
            <text:p>2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117" office:value-type="float">
            <text:p>117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7" office:value-type="float">
            <text:p>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de Baa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" office:value-type="float">
            <text:p>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rafhorst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" office:value-type="float">
            <text:p>3</text:p>
          </table:table-cell>
          <table:table-cell table:style-name="TL_20_Data" table:number-columns-repeated="7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Pla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3" office:value-type="float">
            <text:p>5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1" office:value-type="float">
            <text:p>13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253" office:value-type="float">
            <text:p>253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de Zandber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3" office:value-type="float">
            <text:p>8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5" office:value-type="float">
            <text:p>195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5" office:value-type="float">
            <text:p>2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146" office:value-type="float">
            <text:p>14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 ns42:value-type="string" office:value-type="string">
            <text:p>Zwijnsleger, Kee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Ooster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2" office:value-type="float">
            <text:p>42</text:p>
          </table:table-cell>
          <table:table-cell table:style-name="TL_20_Data" table:number-columns-repeated="7"/>
          <table:table-cell ns42:value-type="float" table:style-name="TL_20_Data" office:value="108" office:value-type="float">
            <text:p>108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00" office:value-type="float">
            <text:p>200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 ns42:value-type="string" office:value-type="string">
            <text:p>Zwolsche we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Bisschops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3" office:value-type="float">
            <text:p>13</text:p>
          </table:table-cell>
          <table:table-cell table:style-name="TL_20_Data" table:number-columns-repeated="7"/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Kamper 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43" office:value-type="float">
            <text:p>43</text:p>
          </table:table-cell>
          <table:table-cell ns42:value-type="float" table:style-name="TL_20_Data" office:value="83" office:value-type="float">
            <text:p>8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313" office:value-type="float">
            <text:p>313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804" office:value-type="float">
            <text:p>804</text:p>
          </table:table-cell>
          <table:table-cell ns42:value-type="float" table:style-name="TL_20_Data" office:value="772" office:value-type="float">
            <text:p>772</text:p>
          </table:table-cell>
          <table:table-cell ns42:value-type="float" table:style-name="TL_20_Data" office:value="1576" office:value-type="float">
            <text:p>1576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ce41" office:value="19" office:value-type="float">
            <text:p>1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78" office:value-type="float">
            <text:p>478</text:p>
          </table:table-cell>
          <table:table-cell ns42:value-type="float" table:style-name="TL_20_Data" office:value="19" office:value-type="float">
            <text:p>19</text:p>
          </table:table-cell>
          <table:table-cell table:style-name="TL_20_Data" table:number-columns-repeated="3"/>
          <table:table-cell ns42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2:value-type="float" table:style-name="TL_20_Data" office:value="1170" office:value-type="float">
            <text:p>1170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2311" office:value-type="float">
            <text:p>2311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ce41" office:value="24" office:value-type="float">
            <text:p>2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94" office:value-type="float">
            <text:p>9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419" office:value-type="float">
            <text:p>419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Dorp Zal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5" office:value-type="float">
            <text:p>3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3" office:value-type="float">
            <text:p>203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office:value-type="string">
            <text:p>Dorp Veeca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0" office:value-type="float">
            <text:p>7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64" office:value-type="float">
            <text:p>164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266" office:value-type="float">
            <text:p>266</text:p>
          </table:table-cell>
          <table:table-cell ns42:value-type="float" table:style-name="TL_20_Data" office:value="543" office:value-type="float">
            <text:p>54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9" office:value-type="float">
            <text:p>199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470" office:value-type="float">
            <text:p>470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9" office:value-type="float">
            <text:p>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N.H. Diaconie Arm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340" office:value-type="float">
            <text:p>340</text:p>
          </table:table-cell>
          <table:table-cell ns42:value-type="float" table:style-name="TL_20_Data" office:value="631" office:value-type="float">
            <text:p>631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13" office:value-type="float">
            <text:p>213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2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439" office:value-type="float">
            <text:p>439</text:p>
          </table:table-cell>
          <table:table-cell ns42:value-type="float" table:style-name="TL_20_Data" office:value="852" office:value-type="float">
            <text:p>85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II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32" office:value-type="float">
            <text:p>232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2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2:value-type="float" table:style-name="TL_20_Data" office:value="458" office:value-type="float">
            <text:p>458</text:p>
          </table:table-cell>
          <table:table-cell ns42:value-type="float" table:style-name="TL_20_Data" office:value="465" office:value-type="float">
            <text:p>465</text:p>
          </table:table-cell>
          <table:table-cell ns42:value-type="float" table:style-name="TL_20_Data" office:value="923" office:value-type="float">
            <text:p>92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ce41" office:value="11" office:value-type="float">
            <text:p>1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68" office:value-type="float">
            <text:p>68</text:p>
          </table:table-cell>
          <table:table-cell table:style-name="TL_20_Data" table:number-columns-repeated="4"/>
          <table:table-cell ns42:value-type="float" table:style-name="TL_20_Data" office:value="142" office:value-type="float">
            <text:p>142</text:p>
          </table:table-cell>
          <table:table-cell ns42:value-type="float" table:style-name="ce41" office:value="118" office:value-type="float">
            <text:p>11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619" office:value-type="float">
            <text:p>619</text:p>
          </table:table-cell>
          <table:table-cell ns42:value-type="float" table:style-name="TL_20_Data" office:value="29" office:value-type="float">
            <text:p>29</text:p>
          </table:table-cell>
          <table:table-cell table:style-name="TL_20_Data" table:number-columns-repeated="3"/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8" office:value-type="float">
            <text:p>68</text:p>
          </table:table-cell>
          <table:table-cell table:style-name="TL_20_Data"/>
          <table:table-cell ns42:value-type="float" table:style-name="TL_20_Data" office:value="1178" office:value-type="float">
            <text:p>1178</text:p>
          </table:table-cell>
          <table:table-cell ns42:value-type="float" table:style-name="TL_20_Data" office:value="1252" office:value-type="float">
            <text:p>1252</text:p>
          </table:table-cell>
          <table:table-cell ns42:value-type="float" table:style-name="TL_20_Data" office:value="2430" office:value-type="float">
            <text:p>2430</text:p>
          </table:table-cell>
          <table:table-cell ns42:value-type="float" table:style-name="TL_20_Data" office:value="208" office:value-type="float">
            <text:p>208</text:p>
          </table:table-cell>
          <table:table-cell ns42:value-type="float" table:style-name="ce41" office:value="153" office:value-type="float">
            <text:p>15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2" office:value-type="float">
            <text:p>32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IV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98" office:value-type="float">
            <text:p>9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194" office:value-type="float">
            <text:p>194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13" office:value-type="float">
            <text:p>11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204" office:value-type="float">
            <text:p>204</text:p>
          </table:table-cell>
          <table:table-cell table:style-name="TL_20_Data" table:number-columns-repeated="4"/>
          <table:table-cell ns42:value-type="float" table:style-name="TL_20_Data" office:value="446" office:value-type="float">
            <text:p>446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809" office:value-type="float">
            <text:p>809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117" office:value-type="float">
            <text:p>11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10" office:value-type="float">
            <text:p>610</text:p>
          </table:table-cell>
          <table:table-cell ns42:value-type="float" table:style-name="TL_20_Data" office:value="1336" office:value-type="float">
            <text:p>133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36" office:value-type="float">
            <text:p>736</text:p>
          </table:table-cell>
          <table:table-cell ns42:value-type="float" table:style-name="TL_20_Data" office:value="36" office:value-type="float">
            <text:p>36</text:p>
          </table:table-cell>
          <table:table-cell table:style-name="TL_20_Data"/>
          <table:table-cell ns42:value-type="float" table:style-name="TL_20_Data" office:value="204" office:value-type="float">
            <text:p>204</text:p>
          </table:table-cell>
          <table:table-cell table:style-name="TL_20_Data"/>
          <table:table-cell ns42:value-type="float" table:style-name="TL_20_Data" office:value="151" office:value-type="float">
            <text:p>151</text:p>
          </table:table-cell>
          <table:table-cell table:style-name="TL_20_Data" table:number-columns-repeated="2"/>
          <table:table-cell ns42:value-type="float" table:style-name="TL_20_Data" office:value="1905" office:value-type="float">
            <text:p>1905</text:p>
          </table:table-cell>
          <table:table-cell ns42:value-type="float" table:style-name="TL_20_Data" office:value="1862" office:value-type="float">
            <text:p>1862</text:p>
          </table:table-cell>
          <table:table-cell ns42:value-type="float" table:style-name="TL_20_Data" office:value="3767" office:value-type="float">
            <text:p>3767</text:p>
          </table:table-cell>
          <table:table-cell ns42:value-type="float" table:style-name="TL_20_Data" office:value="214" office:value-type="float">
            <text:p>214</text:p>
          </table:table-cell>
          <table:table-cell ns42:value-type="float" table:style-name="ce41" office:value="157" office:value-type="float">
            <text:p>15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Het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6" table:style-name="TL_20_Data" table:number-columns-repeated="2" office:value-type="float">
            <text:p>1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 ns42:value-type="string" office:value-type="string">
            <text:p>Gesticht v d. H. Carolus Borromeu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1" table:style-name="TL_20_Data" table:number-columns-repeated="2" office:value-type="float">
            <text:p>11</text:p>
          </table:table-cell>
          <table:table-cell table:style-name="TL_20_Data"/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A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2:value-type="float" table:style-name="TL_20_Data" office:value="402" office:value-type="float">
            <text:p>402</text:p>
          </table:table-cell>
          <table:table-cell ns42:value-type="float" table:style-name="TL_20_Data" office:value="491" office:value-type="float">
            <text:p>491</text:p>
          </table:table-cell>
          <table:table-cell ns42:value-type="float" table:style-name="TL_20_Data" office:value="893" office:value-type="float">
            <text:p>893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B</text:p>
            <office:annotation>
              <text:p>http://lod.cedar-project.nl/vocab/cedar#Kom=http://lod.cedar-project.nl/vocab/cedar-Kom#Buit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02" office:value-type="float">
            <text:p>20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2:value-type="float" table:style-name="TL_20_Data" office:value="425" office:value-type="float">
            <text:p>425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7" office:value-type="float">
            <text:p>2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 ns42:value-type="string" office:value-type="string">
            <text:p>Het Fraters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ns42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C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44" office:value-type="float">
            <text:p>24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2:value-type="float" table:style-name="TL_20_Data" office:value="603" office:value-type="float">
            <text:p>603</text:p>
          </table:table-cell>
          <table:table-cell ns42:value-type="float" table:style-name="TL_20_Data" office:value="650" office:value-type="float">
            <text:p>650</text:p>
          </table:table-cell>
          <table:table-cell ns42:value-type="float" table:style-name="TL_20_Data" office:value="1253" office:value-type="float">
            <text:p>1253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ce41" office:value="20" office:value-type="float">
            <text:p>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Zwieren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 ns42:value-type="string" office:value-type="string">
            <text:p>De Broerenskazern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16" office:value-type="float">
            <text:p>16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D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67" office:value-type="float">
            <text:p>2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734" office:value-type="float">
            <text:p>734</text:p>
          </table:table-cell>
          <table:table-cell ns42:value-type="float" table:style-name="TL_20_Data" office:value="706" office:value-type="float">
            <text:p>706</text:p>
          </table:table-cell>
          <table:table-cell ns42:value-type="float" table:style-name="TL_20_Data" office:value="1440" office:value-type="float">
            <text:p>1440</text:p>
          </table:table-cell>
          <table:table-cell ns42:value-type="float" table:style-name="TL_20_Data" office:value="31" office:value-type="float">
            <text:p>31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 ns42:value-type="string" office:value-type="string">
            <text:p>Binnen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E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67" office:value-type="float">
            <text:p>167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85" office:value-type="float">
            <text:p>385</text:p>
          </table:table-cell>
          <table:table-cell ns42:value-type="float" table:style-name="TL_20_Data" office:value="488" office:value-type="float">
            <text:p>488</text:p>
          </table:table-cell>
          <table:table-cell ns42:value-type="float" table:style-name="TL_20_Data" office:value="873" office:value-type="float">
            <text:p>873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ce41" office:value="21" office:value-type="float">
            <text:p>2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 ns42:value-type="string" office:value-type="string">
            <text:p>Weeshuis der N.H. Gem.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F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37" office:value-type="float">
            <text:p>137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2:value-type="float" table:style-name="TL_20_Data" office:value="326" office:value-type="float">
            <text:p>326</text:p>
          </table:table-cell>
          <table:table-cell ns42:value-type="float" table:style-name="TL_20_Data" office:value="416" office:value-type="float">
            <text:p>416</text:p>
          </table:table-cell>
          <table:table-cell ns42:value-type="float" table:style-name="TL_20_Data" office:value="742" office:value-type="float">
            <text:p>742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ce41" office:value="13" office:value-type="float">
            <text:p>1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Liefdegesticht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04" office:value-type="float">
            <text:p>10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4" office:value-type="float">
            <text:p>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Het Heerink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 ns42:value-type="string" office:value-type="string">
            <text:p>Luth. Diaconessensticht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5" table:style-name="TL_20_Data" table:number-columns-repeated="2" office:value-type="float">
            <text:p>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G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03" office:value-type="float">
            <text:p>203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2:value-type="float" table:style-name="TL_20_Data" office:value="427" office:value-type="float">
            <text:p>427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061" office:value-type="float">
            <text:p>1061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Emanuels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21" table:style-name="TL_20_Data" table:number-columns-repeated="2" office:value-type="float">
            <text:p>2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 ns42:value-type="string" office:value-type="string">
            <text:p>De Velsterenhuize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H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59" office:value-type="float">
            <text:p>159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2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461" office:value-type="float">
            <text:p>461</text:p>
          </table:table-cell>
          <table:table-cell ns42:value-type="float" table:style-name="TL_20_Data" office:value="812" office:value-type="float">
            <text:p>812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Hulpstrafgev. en Huis van Arr. en Bewaring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1" table:style-name="TL_20_Data" table:number-columns-repeated="2" office:value-type="float">
            <text:p>1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 ns42:value-type="string" office:value-type="string">
            <text:p>Gem. Passant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3" office:value-type="float">
            <text:p>13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I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278" office:value-type="float">
            <text:p>278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2:value-type="float" table:style-name="TL_20_Data" office:value="40" office:value-type="float">
            <text:p>40</text:p>
          </table:table-cell>
          <table:table-cell table:style-name="TL_20_Data" table:number-columns-repeated="2"/>
          <table:table-cell ns42:value-type="float" table:style-name="TL_20_Data" office:value="732" office:value-type="float">
            <text:p>732</text:p>
          </table:table-cell>
          <table:table-cell ns42:value-type="float" table:style-name="TL_20_Data" office:value="795" office:value-type="float">
            <text:p>795</text:p>
          </table:table-cell>
          <table:table-cell ns42:value-type="float" table:style-name="TL_20_Data" office:value="1527" office:value-type="float">
            <text:p>1527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Kaz. Kon. Marechaussee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office:value-type="string">
            <text:p>Buiten Gast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office:value="37" table:style-name="TL_20_Data" table:number-columns-repeated="2" office:value-type="float">
            <text:p>37</text:p>
          </table:table-cell>
          <table:table-cell ns42:value-type="float" table:style-name="TL_20_Data" office:value="74" office:value-type="float">
            <text:p>7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62" office:value-type="float">
            <text:p>662</text:p>
          </table:table-cell>
          <table:table-cell ns42:value-type="float" table:style-name="TL_20_Data" office:value="31" office:value-type="float">
            <text:p>31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2:value-type="float" table:style-name="TL_20_Data" office:value="1559" office:value-type="float">
            <text:p>1559</text:p>
          </table:table-cell>
          <table:table-cell ns42:value-type="float" table:style-name="TL_20_Data" office:value="1514" office:value-type="float">
            <text:p>1514</text:p>
          </table:table-cell>
          <table:table-cell ns42:value-type="float" table:style-name="TL_20_Data" office:value="3073" office:value-type="float">
            <text:p>3073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ce41" office:value="26" office:value-type="float">
            <text:p>2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Ned. Herv. Oude Mannen- en Vrouw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 ns42:value-type="string" office:value-type="string">
            <text:p>Instituut Loman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3" office:value-type="float">
            <text:p>33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1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629" office:value-type="float">
            <text:p>629</text:p>
          </table:table-cell>
          <table:table-cell ns42:value-type="float" table:style-name="TL_20_Data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1445" office:value-type="float">
            <text:p>1445</text:p>
          </table:table-cell>
          <table:table-cell ns42:value-type="float" table:style-name="TL_20_Data" office:value="1589" office:value-type="float">
            <text:p>1589</text:p>
          </table:table-cell>
          <table:table-cell ns42:value-type="float" table:style-name="TL_20_Data" office:value="3034" office:value-type="float">
            <text:p>3034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ce41" office:value="41" office:value-type="float">
            <text:p>4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st. v d. H. Vincentius a Paulo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office:value-type="string">
            <text:p>Gem. Sophia Zieken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7"/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22" office:value-type="float">
            <text:p>22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ce41" office:value="14" office:value-type="float">
            <text:p>1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213" office:value-type="float">
            <text:p>1213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2893" office:value-type="float">
            <text:p>2893</text:p>
          </table:table-cell>
          <table:table-cell ns42:value-type="float" table:style-name="TL_20_Data" office:value="2894" office:value-type="float">
            <text:p>2894</text:p>
          </table:table-cell>
          <table:table-cell ns42:value-type="float" table:style-name="TL_20_Data" office:value="5787" office:value-type="float">
            <text:p>5787</text:p>
          </table:table-cell>
          <table:table-cell ns42:value-type="float" table:style-name="TL_20_Data" office:value="40" office:value-type="float">
            <text:p>40</text:p>
          </table:table-cell>
          <table:table-cell ns42:value-type="float" table:style-name="ce41" office:value="48" office:value-type="float">
            <text:p>4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 ns42:value-type="string" office:value-type="string">
            <text:p>Het Haersolterhuis</text:p>
          </table:table-cell>
          <table:table-cell table:style-name="ce23"/>
          <table:table-cell/>
          <table:table-cell ns42:value-type="float" table:style-name="ce28" office:value="1" office:value-type="float">
            <text:p>1</text:p>
          </table:table-cell>
          <table:table-cell table:style-name="TL_20_Data" table:number-columns-repeated="8"/>
          <table:table-cell ns42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Overige huizen</text:p>
          </table:table-cell>
          <table:table-cell/>
          <table:table-cell ns42:value-type="float" table:style-name="ce28" office:value="1081" office:value-type="float">
            <text:p>1081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2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2:value-type="float" table:style-name="TL_20_Data" office:value="2708" office:value-type="float">
            <text:p>2708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5351" office:value-type="float">
            <text:p>5351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66" office:value-type="float">
            <text:p>6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5476" office:value-type="float">
            <text:p>5476</text:p>
          </table:table-cell>
          <table:table-cell ns42:value-type="float" table:style-name="TL_20_Data" office:value="215" office:value-type="float">
            <text:p>215</text:p>
          </table:table-cell>
          <table:table-cell ns42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2:value-type="float" table:style-name="TL_20_Data" office:value="315" office:value-type="float">
            <text:p>315</text:p>
          </table:table-cell>
          <table:table-cell table:style-name="TL_20_Data" table:number-columns-repeated="2"/>
          <table:table-cell ns42:value-type="float" table:style-name="TL_20_Data" office:value="13391" office:value-type="float">
            <text:p>13391</text:p>
          </table:table-cell>
          <table:table-cell ns42:value-type="float" table:style-name="TL_20_Data" office:value="14389" office:value-type="float">
            <text:p>14389</text:p>
          </table:table-cell>
          <table:table-cell ns42:value-type="float" table:style-name="TL_20_Data" office:value="27780" office:value-type="float">
            <text:p>27780</text:p>
          </table:table-cell>
          <table:table-cell ns42:value-type="float" table:style-name="TL_20_Data" office:value="485" office:value-type="float">
            <text:p>485</text:p>
          </table:table-cell>
          <table:table-cell ns42:value-type="float" table:style-name="ce41" office:value="390" office:value-type="float">
            <text:p>39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K</text:p>
            <office:annotation>
              <text:p>http://lod.cedar-project.nl/vocab/cedar#Kom=http://lod.cedar-project.nl/vocab/cedar-Kom#BinnenKom</text:p>
            </office:annotation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86" office:value-type="float">
            <text:p>8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L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8" office:value-type="float">
            <text:p>28</text:p>
          </table:table-cell>
          <table:table-cell table:style-name="TL_20_Data" table:number-columns-repeated="7"/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55" office:value-type="float">
            <text:p>155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N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5" office:value-type="float">
            <text:p>6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317" office:value-type="float">
            <text:p>317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O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7" office:value-type="float">
            <text:p>47</text:p>
          </table:table-cell>
          <table:table-cell table:style-name="TL_20_Data" table:number-columns-repeated="7"/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02" office:value-type="float">
            <text:p>102</text:p>
          </table:table-cell>
          <table:table-cell ns42:value-type="float" table:style-name="TL_20_Data" office:value="224" office:value-type="float">
            <text:p>224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1" office:value-type="float">
            <text:p>29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2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2:value-type="float" table:style-name="TL_20_Data" office:value="726" office:value-type="float">
            <text:p>726</text:p>
          </table:table-cell>
          <table:table-cell ns42:value-type="float" table:style-name="TL_20_Data" office:value="684" office:value-type="float">
            <text:p>684</text:p>
          </table:table-cell>
          <table:table-cell ns42:value-type="float" table:style-name="TL_20_Data" office:value="1410" office:value-type="float">
            <text:p>1410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ce41" office:value="15" office:value-type="float">
            <text:p>1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/>
          <table:table-cell ns42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2:value-type="float" table:style-name="TL_20_Data" office:value="118" office:value-type="float">
            <text:p>118</text:p>
          </table:table-cell>
          <table:table-cell table:style-name="TL_20_Data" table:number-columns-repeated="4"/>
          <table:table-cell ns42:value-type="float" table:style-name="TL_20_Data" office:value="297" office:value-type="float">
            <text:p>297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548" office:value-type="float">
            <text:p>548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ce41" office:value="5" office:value-type="float">
            <text:p>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05" office:value-type="float">
            <text:p>105</text:p>
          </table:table-cell>
          <table:table-cell table:style-name="TL_20_Data" table:number-columns-repeated="4"/>
          <table:table-cell ns42:value-type="float" table:style-name="TL_20_Data" office:value="235" office:value-type="float">
            <text:p>235</text:p>
          </table:table-cell>
          <table:table-cell ns42:value-type="float" table:style-name="ce41" office:value="210" office:value-type="float">
            <text:p>21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P</text:p>
          </table:table-cell>
          <table:table-cell ns42:value-type="string" office:value-type="string">
            <text:p>Pers. zonder vaste woonplaats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TL_20_RowHeader" office:value-type="string">
            <text:p>Totaal</text:p>
            <office:annotation>
              <text:p>http://lod.cedar-project.nl/vocab/cedar#isTotal=1</text:p>
            </office:annotation>
          </table:table-cell>
          <table:table-cell/>
          <table:table-cell table:style-name="ce23"/>
          <table:table-cell/>
          <table:table-cell ns42:value-type="float" table:style-name="ce28" office:value="445" office:value-type="float">
            <text:p>445</text:p>
          </table:table-cell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42" office:value-type="float">
            <text:p>1442</text:p>
          </table:table-cell>
          <table:table-cell ns42:value-type="float" table:style-name="TL_20_Data" office:value="1335" office:value-type="float">
            <text:p>1335</text:p>
          </table:table-cell>
          <table:table-cell ns42:value-type="float" table:style-name="TL_20_Data" office:value="2777" office:value-type="float">
            <text:p>2777</text:p>
          </table:table-cell>
          <table:table-cell ns42:value-type="float" table:style-name="TL_20_Data" office:value="264" office:value-type="float">
            <text:p>264</text:p>
          </table:table-cell>
          <table:table-cell ns42:value-type="float" table:style-name="ce41" office:value="242" office:value-type="float">
            <text:p>24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921" office:value-type="float">
            <text:p>5921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36" office:value-type="float">
            <text:p>36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341" office:value-type="float">
            <text:p>34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4835" office:value-type="float">
            <text:p>14835</text:p>
          </table:table-cell>
          <table:table-cell ns42:value-type="float" table:style-name="TL_20_Data" office:value="15725" office:value-type="float">
            <text:p>15725</text:p>
          </table:table-cell>
          <table:table-cell ns42:value-type="float" table:style-name="TL_20_Data" office:value="30560" office:value-type="float">
            <text:p>30560</text:p>
          </table:table-cell>
          <table:table-cell ns42:value-type="float" table:style-name="TL_20_Data" office:value="749" office:value-type="float">
            <text:p>749</text:p>
          </table:table-cell>
          <table:table-cell ns42:value-type="float" table:style-name="ce41" office:value="632" office:value-type="float">
            <text:p>63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Cellemuid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Roebollige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4" office:value-type="float">
            <text:p>14</text:p>
          </table:table-cell>
          <table:table-cell table:style-name="TL_20_Data" table:number-columns-repeated="7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34" office:value-type="float">
            <text:p>34</text:p>
          </table:table-cell>
          <table:table-cell ns42:value-type="float" table:style-name="TL_20_Data" office:value="78" office:value-type="float">
            <text:p>78</text:p>
          </table:table-cell>
          <table:table-cell table:style-name="TL_20_Data"/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seler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2" office:value-type="float">
            <text:p>12</text:p>
          </table:table-cell>
          <table:table-cell table:style-name="TL_20_Data" table:number-columns-repeated="7"/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une Overwaters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8" office:value-type="float">
            <text:p>18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56" office:value-type="float">
            <text:p>56</text:p>
          </table:table-cell>
          <table:table-cell ns42:value-type="float" table:style-name="TL_20_Data" office:value="45" office:value-type="float">
            <text:p>45</text:p>
          </table:table-cell>
          <table:table-cell ns42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Nieuw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84" office:value-type="float">
            <text:p>84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ude 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table:style-name="TL_20_Data" table:number-columns-repeated="4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89" office:value-type="float">
            <text:p>89</text:p>
          </table:table-cell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166" office:value-type="float">
            <text:p>166</text:p>
          </table:table-cell>
          <table:table-cell table:style-name="TL_20_Data"/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eedij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1" office:value-type="float">
            <text:p>11</text:p>
          </table:table-cell>
          <table:table-cell table:style-name="TL_20_Data" table:number-columns-repeated="7"/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iswetering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" office:value-type="float">
            <text:p>6</text:p>
          </table:table-cell>
          <table:table-cell table:style-name="TL_20_Data" table:number-columns-repeated="7"/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0" office:value-type="float">
            <text:p>20</text:p>
          </table:table-cell>
          <table:table-cell ns42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's Heerenbr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5" office:value-type="float">
            <text:p>5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132" office:value-type="float">
            <text:p>132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estenhol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1" office:value-type="float">
            <text:p>101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4" office:value-type="float">
            <text:p>34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Voo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63" office:value-type="float">
            <text:p>6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57" office:value-type="float">
            <text:p>157</text:p>
          </table:table-cell>
          <table:table-cell ns42:value-type="float" table:style-name="TL_20_Data" office:value="155" office:value-type="float">
            <text:p>155</text:p>
          </table:table-cell>
          <table:table-cell ns42:value-type="float" table:style-name="TL_20_Data" office:value="312" office:value-type="float">
            <text:p>31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02" office:value-type="float">
            <text:p>102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482" office:value-type="float">
            <text:p>482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poold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2:value-type="float" table:style-name="TL_20_Data" office:value="32" office:value-type="float">
            <text:p>32</text:p>
          </table:table-cell>
          <table:table-cell ns42:value-type="float" table:style-name="ce41" office:value="22" office:value-type="float">
            <text:p>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chell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6" office:value-type="float">
            <text:p>26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office:value="73" table:style-name="TL_20_Data" table:number-columns-repeated="2" office:value-type="float">
            <text:p>73</text:p>
          </table:table-cell>
          <table:table-cell ns42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Oldene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4" office:value-type="float">
            <text:p>44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4" office:value-type="float">
            <text:p>124</text:p>
          </table:table-cell>
          <table:table-cell ns42:value-type="float" table:style-name="TL_20_Data" office:value="110" office:value-type="float">
            <text:p>110</text:p>
          </table:table-cell>
          <table:table-cell ns42:value-type="float" table:style-name="TL_20_Data" office:value="234" office:value-type="float">
            <text:p>234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rculo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4" office:value-type="float">
            <text:p>3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1" office:value-type="float">
            <text:p>81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ndeshei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84" office:value-type="float">
            <text:p>84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199" office:value-type="float">
            <text:p>19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389" office:value-type="float">
            <text:p>389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o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7" office:value-type="float">
            <text:p>2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ag-Zuthe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76" office:value-type="float">
            <text:p>76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2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4" office:value-type="float">
            <text:p>364</text:p>
          </table:table-cell>
          <table:table-cell ns42:value-type="float" table:style-name="TL_20_Data" office:value="3" office:value-type="float">
            <text:p>3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Ittersum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2:value-type="float" table:style-name="TL_20_Data" office:value="6" office:value-type="float">
            <text:p>6</text:p>
          </table:table-cell>
          <table:table-cell ns42:value-type="float" table:style-name="ce41" office:value="8" office:value-type="float">
            <text:p>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Zalu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9" office:value-type="float">
            <text:p>2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Wijthm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56" office:value-type="float">
            <text:p>56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138" office:value-type="float">
            <text:p>138</text:p>
          </table:table-cell>
          <table:table-cell ns42:value-type="float" table:style-name="TL_20_Data" office:value="285" office:value-type="float">
            <text:p>28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ce41" office:value="3" office:value-type="float">
            <text:p>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erft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55" office:value-type="float">
            <text:p>5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Veld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0" office:value-type="float">
            <text:p>40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3" office:value-type="float">
            <text:p>43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01" office:value-type="float">
            <text:p>101</text:p>
          </table:table-cell>
          <table:table-cell ns42:value-type="float" table:style-name="TL_20_Data" office:value="88" office:value-type="float">
            <text:p>88</text:p>
          </table:table-cell>
          <table:table-cell ns42:value-type="float" table:style-name="TL_20_Data" office:value="189" office:value-type="float">
            <text:p>189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Poepers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9" office:value-type="float">
            <text:p>39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2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2:value-type="float" table:style-name="TL_20_Data" office:value="91" office:value-type="float">
            <text:p>9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67" office:value-type="float">
            <text:p>167</text:p>
          </table:table-cell>
          <table:table-cell ns42:value-type="float" table:style-name="TL_20_Data" office:value="2" office:value-type="float">
            <text:p>2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uggenh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4" office:value-type="float">
            <text:p>4</text:p>
          </table:table-cell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Berkum Brinkhoek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Langenhol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22" office:value-type="float">
            <text:p>22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6" office:value-type="float">
            <text:p>66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1" office:value-type="float">
            <text:p>1</text:p>
          </table:table-cell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45" office:value-type="float">
            <text:p>45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2:value-type="float" table:style-name="TL_20_Data" office:value="128" office:value-type="float">
            <text:p>128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58" office:value-type="float">
            <text:p>258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aers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ns42:value-type="float" table:style-name="ce41" office:value="1" office:value-type="float">
            <text:p>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Genne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2" office:value-type="float">
            <text:p>32</text:p>
          </table:table-cell>
          <table:table-cell table:style-name="TL_20_Data" table:number-columns-repeated="7"/>
          <table:table-cell ns42:value-type="float" table:style-name="TL_20_Data" office:value="77" office:value-type="float">
            <text:p>77</text:p>
          </table:table-cell>
          <table:table-cell ns42:value-type="float" table:style-name="TL_20_Data" office:value="63" office:value-type="float">
            <text:p>63</text:p>
          </table:table-cell>
          <table:table-cell ns42:value-type="float" table:style-name="TL_20_Data" office:value="140" office:value-type="float">
            <text:p>140</text:p>
          </table:table-cell>
          <table:table-cell table:style-name="TL_20_Data"/>
          <table:table-cell ns42:value-type="float" table:style-name="ce41" office:value="2" office:value-type="float">
            <text:p>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Holten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19" office:value-type="float">
            <text:p>19</text:p>
          </table:table-cell>
          <table:table-cell table:style-name="TL_20_Data" table:number-columns-repeated="7"/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41" office:value-type="float">
            <text:p>41</text:p>
          </table:table-cell>
          <table:table-cell ns42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Geen kom</text:p>
          </table:table-cell>
          <table:table-cell table:style-name="TL_20_RowHeader"/>
          <table:table-cell ns42:value-type="string" office:value-type="string">
            <text:p>Streukel</text:p>
          </table:table-cell>
          <table:table-cell ns42:value-type="string" table:style-name="ce23" office:value-type="string">
            <text:p>Huizen</text:p>
          </table:table-cell>
          <table:table-cell/>
          <table:table-cell ns42:value-type="float" table:style-name="ce28" office:value="33" office:value-type="float">
            <text:p>33</text:p>
          </table:table-cell>
          <table:table-cell table:style-name="TL_20_Data" table:number-columns-repeated="4"/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96" office:value-type="float">
            <text:p>96</text:p>
          </table:table-cell>
          <table:table-cell ns42:value-type="float" table:style-name="TL_20_Data" office:value="86" office:value-type="float">
            <text:p>86</text:p>
          </table:table-cell>
          <table:table-cell ns42:value-type="float" table:style-name="TL_20_Data" office:value="182" office:value-type="float">
            <text:p>18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2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50" office:value-type="float">
            <text:p>1150</text:p>
          </table:table-cell>
          <table:table-cell ns42:value-type="float" table:style-name="TL_20_Data" office:value="53" office:value-type="float">
            <text:p>53</text:p>
          </table:table-cell>
          <table:table-cell table:style-name="TL_20_Data" table:number-columns-repeated="3"/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3045" office:value-type="float">
            <text:p>3045</text:p>
          </table:table-cell>
          <table:table-cell ns42:value-type="float" table:style-name="TL_20_Data" office:value="2729" office:value-type="float">
            <text:p>2729</text:p>
          </table:table-cell>
          <table:table-cell ns42:value-type="float" table:style-name="TL_20_Data" office:value="5774" office:value-type="float">
            <text:p>5774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ce41" office:value="65" office:value-type="float">
            <text:p>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5" office:value-type="float">
            <text:p>35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2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70" office:value-type="float">
            <text:p>570</text:p>
          </table:table-cell>
          <table:table-cell ns42:value-type="float" table:style-name="TL_20_Data" office:value="18" office:value-type="float">
            <text:p>18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40" office:value-type="float">
            <text:p>40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1154" office:value-type="float">
            <text:p>1154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2297" office:value-type="float">
            <text:p>229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ce41" office:value="17" office:value-type="float">
            <text:p>1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69" office:value-type="float">
            <text:p>269</text:p>
          </table:table-cell>
          <table:table-cell ns42:value-type="float" table:style-name="TL_20_Data" office:value="5" office:value-type="float">
            <text:p>5</text:p>
          </table:table-cell>
          <table:table-cell table:style-name="TL_20_Data"/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2:value-type="float" table:style-name="TL_20_Data" office:value="685" office:value-type="float">
            <text:p>685</text:p>
          </table:table-cell>
          <table:table-cell ns42:value-type="float" table:style-name="TL_20_Data" office:value="657" office:value-type="float">
            <text:p>657</text:p>
          </table:table-cell>
          <table:table-cell ns42:value-type="float" table:style-name="TL_20_Data" office:value="1342" office:value-type="float">
            <text:p>1342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23" office:value-type="float">
            <text:p>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21" office:value-type="float">
            <text:p>121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313" office:value-type="float">
            <text:p>313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634" office:value-type="float">
            <text:p>63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ce41" office:value="6" office:value-type="float">
            <text:p>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1-1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960" office:value-type="float">
            <text:p>960</text:p>
          </table:table-cell>
          <table:table-cell ns42:value-type="float" table:style-name="TL_20_Data" office:value="29" office:value-type="float">
            <text:p>2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9" office:value-type="float">
            <text:p>9</text:p>
          </table:table-cell>
          <table:table-cell table:style-name="TL_20_Data"/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float" table:style-name="TL_20_Data" office:value="2152" office:value-type="float">
            <text:p>2152</text:p>
          </table:table-cell>
          <table:table-cell ns42:value-type="float" table:style-name="TL_20_Data" office:value="2121" office:value-type="float">
            <text:p>2121</text:p>
          </table:table-cell>
          <table:table-cell ns42:value-type="float" table:style-name="TL_20_Data" office:value="4273" office:value-type="float">
            <text:p>4273</text:p>
          </table:table-cell>
          <table:table-cell ns42:value-type="float" table:style-name="TL_20_Data" office:value="58" office:value-type="float">
            <text:p>58</text:p>
          </table:table-cell>
          <table:table-cell ns42:value-type="float" table:style-name="ce41" office:value="46" office:value-type="float">
            <text:p>4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895" office:value-type="float">
            <text:p>1895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25" office:value-type="float">
            <text:p>2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74" office:value-type="float">
            <text:p>274</text:p>
          </table:table-cell>
          <table:table-cell ns42:value-type="float" table:style-name="TL_20_Data" office:value="6" office:value-type="float">
            <text:p>6</text:p>
          </table:table-cell>
          <table:table-cell table:style-name="TL_20_Data"/>
          <table:table-cell ns42:value-type="float" table:style-name="TL_20_Data" office:value="4210" office:value-type="float">
            <text:p>4210</text:p>
          </table:table-cell>
          <table:table-cell ns42:value-type="float" table:style-name="TL_20_Data" office:value="4205" office:value-type="float">
            <text:p>4205</text:p>
          </table:table-cell>
          <table:table-cell ns42:value-type="float" table:style-name="TL_20_Data" office:value="8415" office:value-type="float">
            <text:p>8415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43" office:value-type="float">
            <text:p>14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116" office:value-type="float">
            <text:p>1116</text:p>
          </table:table-cell>
          <table:table-cell ns42:value-type="float" table:style-name="TL_20_Data" office:value="42" office:value-type="float">
            <text:p>4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float" table:style-name="TL_20_Data" office:value="2868" office:value-type="float">
            <text:p>2868</text:p>
          </table:table-cell>
          <table:table-cell ns42:value-type="float" table:style-name="TL_20_Data" office:value="2678" office:value-type="float">
            <text:p>2678</text:p>
          </table:table-cell>
          <table:table-cell ns42:value-type="float" table:style-name="TL_20_Data" office:value="5546" office:value-type="float">
            <text:p>5546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ce41" office:value="80" office:value-type="float">
            <text:p>8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30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1-2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011" office:value-type="float">
            <text:p>3011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7" office:value-type="float">
            <text:p>4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34" office:value-type="float">
            <text:p>33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float" table:style-name="TL_20_Data" office:value="7080" office:value-type="float">
            <text:p>7080</text:p>
          </table:table-cell>
          <table:table-cell ns42:value-type="float" table:style-name="TL_20_Data" office:value="6883" office:value-type="float">
            <text:p>6883</text:p>
          </table:table-cell>
          <table:table-cell ns42:value-type="float" table:style-name="TL_20_Data" office:value="13963" office:value-type="float">
            <text:p>1396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ce41" office:value="223" office:value-type="float">
            <text:p>22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4890" office:value-type="float">
            <text:p>4890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92" office:value-type="float">
            <text:p>592</text:p>
          </table:table-cell>
          <table:table-cell ns42:value-type="float" table:style-name="TL_20_Data" office:value="93" office:value-type="float">
            <text:p>93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758" office:value-type="float">
            <text:p>10758</text:p>
          </table:table-cell>
          <table:table-cell ns42:value-type="float" table:style-name="TL_20_Data" office:value="10561" office:value-type="float">
            <text:p>10561</text:p>
          </table:table-cell>
          <table:table-cell ns42:value-type="float" table:style-name="TL_20_Data" office:value="21319" office:value-type="float">
            <text:p>21319</text:p>
          </table:table-cell>
          <table:table-cell ns42:value-type="float" table:style-name="TL_20_Data" office:value="618" office:value-type="float">
            <text:p>618</text:p>
          </table:table-cell>
          <table:table-cell ns42:value-type="float" table:style-name="ce41" office:value="452" office:value-type="float">
            <text:p>4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873" office:value-type="float">
            <text:p>7873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21" office:value-type="float">
            <text:p>621</text:p>
          </table:table-cell>
          <table:table-cell ns42:value-type="float" table:style-name="TL_20_Data" office:value="76" office:value-type="float">
            <text:p>76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2141" office:value-type="float">
            <text:p>22141</text:p>
          </table:table-cell>
          <table:table-cell ns42:value-type="float" table:style-name="TL_20_Data" office:value="19814" office:value-type="float">
            <text:p>19814</text:p>
          </table:table-cell>
          <table:table-cell ns42:value-type="float" table:style-name="TL_20_Data" office:value="41955" office:value-type="float">
            <text:p>41955</text:p>
          </table:table-cell>
          <table:table-cell ns42:value-type="float" table:style-name="TL_20_Data" office:value="818" office:value-type="float">
            <text:p>818</text:p>
          </table:table-cell>
          <table:table-cell ns42:value-type="float" table:style-name="ce41" office:value="720" office:value-type="float">
            <text:p>72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08" office:value-type="float">
            <text:p>1908</text:p>
          </table:table-cell>
          <table:table-cell ns42:value-type="float" table:style-name="TL_20_Data" office:value="54" office:value-type="float">
            <text:p>5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1" office:value-type="float">
            <text:p>5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5090" office:value-type="float">
            <text:p>5090</text:p>
          </table:table-cell>
          <table:table-cell ns42:value-type="float" table:style-name="TL_20_Data" office:value="4809" office:value-type="float">
            <text:p>4809</text:p>
          </table:table-cell>
          <table:table-cell ns42:value-type="float" table:style-name="TL_20_Data" office:value="9899" office:value-type="float">
            <text:p>9899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ce41" office:value="165" office:value-type="float">
            <text:p>16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294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1-5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4671" office:value-type="float">
            <text:p>14671</text:p>
          </table:table-cell>
          <table:table-cell ns42:value-type="float" table:style-name="TL_20_Data" office:value="578" office:value-type="float">
            <text:p>578</text:p>
          </table:table-cell>
          <table:table-cell ns42:value-type="float" table:style-name="TL_20_Data" office:value="17" office:value-type="float">
            <text:p>17</text:p>
          </table:table-cell>
          <table:table-cell ns42:value-type="float" table:style-name="TL_20_Data" office:value="365" office:value-type="float">
            <text:p>365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170" office:value-type="float">
            <text:p>17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7996" office:value-type="float">
            <text:p>37996</text:p>
          </table:table-cell>
          <table:table-cell ns42:value-type="float" table:style-name="TL_20_Data" office:value="35195" office:value-type="float">
            <text:p>35195</text:p>
          </table:table-cell>
          <table:table-cell ns42:value-type="float" table:style-name="TL_20_Data" office:value="73191" office:value-type="float">
            <text:p>73191</text:p>
          </table:table-cell>
          <table:table-cell ns42:value-type="float" table:style-name="TL_20_Data" office:value="1617" office:value-type="float">
            <text:p>1617</text:p>
          </table:table-cell>
          <table:table-cell ns42:value-type="float" table:style-name="ce41" office:value="1337" office:value-type="float">
            <text:p>133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5384" office:value-type="float">
            <text:p>5384</text:p>
          </table:table-cell>
          <table:table-cell ns42:value-type="float" table:style-name="TL_20_Data" office:value="180" office:value-type="float">
            <text:p>18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96" office:value-type="float">
            <text:p>496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float" table:style-name="TL_20_Data" office:value="13072" office:value-type="float">
            <text:p>13072</text:p>
          </table:table-cell>
          <table:table-cell ns42:value-type="float" table:style-name="TL_20_Data" office:value="13320" office:value-type="float">
            <text:p>13320</text:p>
          </table:table-cell>
          <table:table-cell ns42:value-type="float" table:style-name="TL_20_Data" office:value="26392" office:value-type="float">
            <text:p>26392</text:p>
          </table:table-cell>
          <table:table-cell ns42:value-type="float" table:style-name="TL_20_Data" office:value="441" office:value-type="float">
            <text:p>441</text:p>
          </table:table-cell>
          <table:table-cell ns42:value-type="float" table:style-name="ce41" office:value="306" office:value-type="float">
            <text:p>30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8750" office:value-type="float">
            <text:p>8750</text:p>
          </table:table-cell>
          <table:table-cell ns42:value-type="float" table:style-name="TL_20_Data" office:value="330" office:value-type="float">
            <text:p>330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253" office:value-type="float">
            <text:p>253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23651" office:value-type="float">
            <text:p>23651</text:p>
          </table:table-cell>
          <table:table-cell ns42:value-type="float" table:style-name="TL_20_Data" office:value="21581" office:value-type="float">
            <text:p>21581</text:p>
          </table:table-cell>
          <table:table-cell ns42:value-type="float" table:style-name="TL_20_Data" office:value="45232" office:value-type="float">
            <text:p>45232</text:p>
          </table:table-cell>
          <table:table-cell ns42:value-type="float" table:style-name="TL_20_Data" office:value="590" office:value-type="float">
            <text:p>590</text:p>
          </table:table-cell>
          <table:table-cell ns42:value-type="float" table:style-name="ce41" office:value="540" office:value-type="float">
            <text:p>540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6472" office:value-type="float">
            <text:p>647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20" office:value-type="float">
            <text:p>120</text:p>
          </table:table-cell>
          <table:table-cell table:style-name="TL_20_Data"/>
          <table:table-cell ns42:value-type="float" table:style-name="TL_20_Data" office:value="545" office:value-type="float">
            <text:p>545</text:p>
          </table:table-cell>
          <table:table-cell ns42:value-type="float" table:style-name="TL_20_Data" office:value="35" office:value-type="float">
            <text:p>3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7352" office:value-type="float">
            <text:p>17352</text:p>
          </table:table-cell>
          <table:table-cell ns42:value-type="float" table:style-name="TL_20_Data" office:value="16197" office:value-type="float">
            <text:p>16197</text:p>
          </table:table-cell>
          <table:table-cell ns42:value-type="float" table:style-name="TL_20_Data" office:value="33549" office:value-type="float">
            <text:p>33549</text:p>
          </table:table-cell>
          <table:table-cell ns42:value-type="float" table:style-name="TL_20_Data" office:value="526" office:value-type="float">
            <text:p>526</text:p>
          </table:table-cell>
          <table:table-cell ns42:value-type="float" table:style-name="ce41" office:value="385" office:value-type="float">
            <text:p>385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ce12" office:value-type="string">
            <office:annotation draw:style-name="gr1" svg:height="125.26pt" draw:caption-point-y="7.77pt" svg:width="127.42pt" svg:x="263.88pt" draw:caption-point-x="-12.08pt" svg:y="13358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office:value="6" table:style-name="TL_20_Data" table:number-columns-repeated="2" office:value-type="float">
            <text:p>6</text:p>
          </table:table-cell>
          <table:table-cell ns42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5001-1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606" office:value-type="float">
            <text:p>20606</text:p>
          </table:table-cell>
          <table:table-cell ns42:value-type="float" table:style-name="TL_20_Data" office:value="700" office:value-type="float">
            <text:p>700</text:p>
          </table:table-cell>
          <table:table-cell ns42:value-type="float" table:style-name="TL_20_Data" office:value="49" office:value-type="float">
            <text:p>49</text:p>
          </table:table-cell>
          <table:table-cell ns42:value-type="float" table:style-name="TL_20_Data" office:value="150" office:value-type="float">
            <text:p>150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1294" office:value-type="float">
            <text:p>1294</text:p>
          </table:table-cell>
          <table:table-cell ns42:value-type="float" table:style-name="TL_20_Data" office:value="67" office:value-type="float">
            <text:p>67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54081" office:value-type="float">
            <text:p>54081</text:p>
          </table:table-cell>
          <table:table-cell ns42:value-type="float" table:style-name="TL_20_Data" office:value="51104" office:value-type="float">
            <text:p>51104</text:p>
          </table:table-cell>
          <table:table-cell ns42:value-type="float" table:style-name="TL_20_Data" office:value="105185" office:value-type="float">
            <text:p>105185</text:p>
          </table:table-cell>
          <table:table-cell ns42:value-type="float" table:style-name="TL_20_Data" office:value="1557" office:value-type="float">
            <text:p>1557</text:p>
          </table:table-cell>
          <table:table-cell ns42:value-type="float" table:style-name="ce41" office:value="1231" office:value-type="float">
            <text:p>1231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7144" office:value-type="float">
            <text:p>7144</text:p>
          </table:table-cell>
          <table:table-cell ns42:value-type="float" table:style-name="TL_20_Data" office:value="158" office:value-type="float">
            <text:p>158</text:p>
          </table:table-cell>
          <table:table-cell ns42:value-type="float" table:style-name="TL_20_Data" office:value="21" office:value-type="float">
            <text:p>21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755" office:value-type="float">
            <text:p>755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8547" office:value-type="float">
            <text:p>18547</text:p>
          </table:table-cell>
          <table:table-cell ns42:value-type="float" table:style-name="TL_20_Data" office:value="18849" office:value-type="float">
            <text:p>18849</text:p>
          </table:table-cell>
          <table:table-cell ns42:value-type="float" table:style-name="TL_20_Data" office:value="37396" office:value-type="float">
            <text:p>37396</text:p>
          </table:table-cell>
          <table:table-cell ns42:value-type="float" table:style-name="TL_20_Data" office:value="595" office:value-type="float">
            <text:p>595</text:p>
          </table:table-cell>
          <table:table-cell ns42:value-type="float" table:style-name="ce41" office:value="477" office:value-type="float">
            <text:p>477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7" office:value-type="float">
            <text:p>1387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2:value-type="float" table:style-name="TL_20_Data" office:value="65" office:value-type="float">
            <text:p>65</text:p>
          </table:table-cell>
          <table:table-cell table:style-name="TL_20_Data" table:number-columns-repeated="2"/>
          <table:table-cell ns42:value-type="float" table:style-name="TL_20_Data" office:value="3721" office:value-type="float">
            <text:p>3721</text:p>
          </table:table-cell>
          <table:table-cell ns42:value-type="float" table:style-name="TL_20_Data" office:value="3527" office:value-type="float">
            <text:p>3527</text:p>
          </table:table-cell>
          <table:table-cell ns42:value-type="float" table:style-name="TL_20_Data" office:value="7248" office:value-type="float">
            <text:p>7248</text:p>
          </table:table-cell>
          <table:table-cell ns42:value-type="float" table:style-name="TL_20_Data" office:value="64" office:value-type="float">
            <text:p>64</text:p>
          </table:table-cell>
          <table:table-cell ns42:value-type="float" table:style-name="ce41" office:value="49" office:value-type="float">
            <text:p>49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960" office:value-type="float">
            <text:p>1960</text:p>
          </table:table-cell>
          <table:table-cell ns42:value-type="float" table:style-name="TL_20_Data" office:value="79" office:value-type="float">
            <text:p>79</text:p>
          </table:table-cell>
          <table:table-cell ns42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2:value-type="float" table:style-name="TL_20_Data" office:value="76" office:value-type="float">
            <text:p>76</text:p>
          </table:table-cell>
          <table:table-cell table:style-name="TL_20_Data"/>
          <table:table-cell ns42:value-type="float" table:style-name="TL_20_Data" office:value="13" office:value-type="float">
            <text:p>13</text:p>
          </table:table-cell>
          <table:table-cell ns42:value-type="float" table:style-name="TL_20_Data" office:value="5713" office:value-type="float">
            <text:p>5713</text:p>
          </table:table-cell>
          <table:table-cell ns42:value-type="float" table:style-name="TL_20_Data" office:value="5236" office:value-type="float">
            <text:p>5236</text:p>
          </table:table-cell>
          <table:table-cell ns42:value-type="float" table:style-name="TL_20_Data" office:value="10949" office:value-type="float">
            <text:p>10949</text:p>
          </table:table-cell>
          <table:table-cell ns42:value-type="float" table:style-name="TL_20_Data" office:value="89" office:value-type="float">
            <text:p>89</text:p>
          </table:table-cell>
          <table:table-cell ns42:value-type="float" table:style-name="ce41" office:value="96" office:value-type="float">
            <text:p>9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ce12" office:value-type="string">
            <office:annotation draw:style-name="gr2" svg:height="125.23pt" draw:caption-point-y="7.77pt" svg:width="127.42pt" svg:x="263.88pt" draw:caption-point-x="-12.08pt" svg:y="13421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10001-2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91" office:value-type="float">
            <text:p>10491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96" office:value-type="float">
            <text:p>896</text:p>
          </table:table-cell>
          <table:table-cell ns42:value-type="float" table:style-name="TL_20_Data" office:value="44" office:value-type="float">
            <text:p>44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27987" office:value-type="float">
            <text:p>27987</text:p>
          </table:table-cell>
          <table:table-cell ns42:value-type="float" table:style-name="TL_20_Data" office:value="27614" office:value-type="float">
            <text:p>27614</text:p>
          </table:table-cell>
          <table:table-cell ns42:value-type="float" table:style-name="TL_20_Data" office:value="55601" office:value-type="float">
            <text:p>55601</text:p>
          </table:table-cell>
          <table:table-cell ns42:value-type="float" table:style-name="TL_20_Data" office:value="748" office:value-type="float">
            <text:p>748</text:p>
          </table:table-cell>
          <table:table-cell ns42:value-type="float" table:style-name="ce41" office:value="622" office:value-type="float">
            <text:p>62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6" office:value-type="float">
            <text:p>36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3805" office:value-type="float">
            <text:p>13805</text:p>
          </table:table-cell>
          <table:table-cell ns42:value-type="float" table:style-name="TL_20_Data" office:value="333" office:value-type="float">
            <text:p>333</text:p>
          </table:table-cell>
          <table:table-cell ns42:value-type="float" table:style-name="TL_20_Data" office:value="71" office:value-type="float">
            <text:p>71</text:p>
          </table:table-cell>
          <table:table-cell ns42:value-type="float" table:style-name="TL_20_Data" office:value="92" office:value-type="float">
            <text:p>9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194" office:value-type="float">
            <text:p>1194</text:p>
          </table:table-cell>
          <table:table-cell ns42:value-type="float" table:style-name="TL_20_Data" office:value="34" office:value-type="float">
            <text:p>34</text:p>
          </table:table-cell>
          <table:table-cell table:style-name="TL_20_Data"/>
          <table:table-cell ns42:value-type="float" table:style-name="TL_20_Data" office:value="35193" office:value-type="float">
            <text:p>35193</text:p>
          </table:table-cell>
          <table:table-cell ns42:value-type="float" table:style-name="TL_20_Data" office:value="36647" office:value-type="float">
            <text:p>36647</text:p>
          </table:table-cell>
          <table:table-cell ns42:value-type="float" table:style-name="TL_20_Data" office:value="71840" office:value-type="float">
            <text:p>71840</text:p>
          </table:table-cell>
          <table:table-cell ns42:value-type="float" table:style-name="TL_20_Data" office:value="1348" office:value-type="float">
            <text:p>1348</text:p>
          </table:table-cell>
          <table:table-cell ns42:value-type="float" table:style-name="ce41" office:value="988" office:value-type="float">
            <text:p>988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88" office:value-type="float">
            <text:p>1588</text:p>
          </table:table-cell>
          <table:table-cell ns42:value-type="float" table:style-name="TL_20_Data" office:value="38" office:value-type="float">
            <text:p>38</text:p>
          </table:table-cell>
          <table:table-cell ns42:value-type="float" table:style-name="TL_20_Data" office:value="28" office:value-type="float">
            <text:p>28</text:p>
          </table:table-cell>
          <table:table-cell ns42:value-type="float" table:style-name="TL_20_Data" office:value="118" office:value-type="float">
            <text:p>118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11" office:value-type="float">
            <text:p>111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808" office:value-type="float">
            <text:p>4808</text:p>
          </table:table-cell>
          <table:table-cell ns42:value-type="float" table:style-name="TL_20_Data" office:value="4450" office:value-type="float">
            <text:p>4450</text:p>
          </table:table-cell>
          <table:table-cell ns42:value-type="float" table:style-name="TL_20_Data" office:value="9258" office:value-type="float">
            <text:p>9258</text:p>
          </table:table-cell>
          <table:table-cell ns42:value-type="float" table:style-name="TL_20_Data" office:value="292" office:value-type="float">
            <text:p>292</text:p>
          </table:table-cell>
          <table:table-cell ns42:value-type="float" table:style-name="ce41" office:value="274" office:value-type="float">
            <text:p>274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472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16" office:value-type="float">
            <text:p>16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20001-50000 inwoners</text:p>
          </table:table-cell>
          <table:table-cell ns42:value-type="string" table:style-name="TL_20_RowHeader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5393" office:value-type="float">
            <text:p>15393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1305" office:value-type="float">
            <text:p>1305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0017" office:value-type="float">
            <text:p>40017</text:p>
          </table:table-cell>
          <table:table-cell ns42:value-type="float" table:style-name="TL_20_Data" office:value="41108" office:value-type="float">
            <text:p>41108</text:p>
          </table:table-cell>
          <table:table-cell ns42:value-type="float" table:style-name="TL_20_Data" office:value="81125" office:value-type="float">
            <text:p>81125</text:p>
          </table:table-cell>
          <table:table-cell ns42:value-type="float" table:style-name="TL_20_Data" office:value="1640" office:value-type="float">
            <text:p>1640</text:p>
          </table:table-cell>
          <table:table-cell ns42:value-type="float" table:style-name="ce41" office:value="1262" office:value-type="float">
            <text:p>126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33688" office:value-type="float">
            <text:p>33688</text:p>
          </table:table-cell>
          <table:table-cell ns42:value-type="float" table:style-name="TL_20_Data" office:value="1016" office:value-type="float">
            <text:p>1016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0" office:value-type="float">
            <text:p>10</text:p>
          </table:table-cell>
          <table:table-cell ns42:value-type="float" table:style-name="TL_20_Data" office:value="3351" office:value-type="float">
            <text:p>3351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82934" office:value-type="float">
            <text:p>82934</text:p>
          </table:table-cell>
          <table:table-cell ns42:value-type="float" table:style-name="TL_20_Data" office:value="84725" office:value-type="float">
            <text:p>84725</text:p>
          </table:table-cell>
          <table:table-cell ns42:value-type="float" table:style-name="TL_20_Data" office:value="167659" office:value-type="float">
            <text:p>167659</text:p>
          </table:table-cell>
          <table:table-cell ns42:value-type="float" table:style-name="TL_20_Data" office:value="3213" office:value-type="float">
            <text:p>3213</text:p>
          </table:table-cell>
          <table:table-cell ns42:value-type="float" table:style-name="ce41" office:value="2383" office:value-type="float">
            <text:p>2383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Buiten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20983" office:value-type="float">
            <text:p>20983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65" office:value-type="float">
            <text:p>65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15" office:value-type="float">
            <text:p>15</text:p>
          </table:table-cell>
          <table:table-cell ns42:value-type="float" table:style-name="TL_20_Data" office:value="1118" office:value-type="float">
            <text:p>1118</text:p>
          </table:table-cell>
          <table:table-cell ns42:value-type="float" table:style-name="TL_20_Data" office:value="210" office:value-type="float">
            <text:p>210</text:p>
          </table:table-cell>
          <table:table-cell ns42:value-type="float" table:style-name="TL_20_Data" office:value="19" office:value-type="float">
            <text:p>19</text:p>
          </table:table-cell>
          <table:table-cell ns42:value-type="float" table:style-name="TL_20_Data" office:value="57874" office:value-type="float">
            <text:p>57874</text:p>
          </table:table-cell>
          <table:table-cell ns42:value-type="float" table:style-name="TL_20_Data" office:value="52707" office:value-type="float">
            <text:p>52707</text:p>
          </table:table-cell>
          <table:table-cell ns42:value-type="float" table:style-name="TL_20_Data" office:value="110581" office:value-type="float">
            <text:p>110581</text:p>
          </table:table-cell>
          <table:table-cell ns42:value-type="float" table:style-name="TL_20_Data" office:value="1870" office:value-type="float">
            <text:p>1870</text:p>
          </table:table-cell>
          <table:table-cell ns42:value-type="float" table:style-name="ce41" office:value="1686" office:value-type="float">
            <text:p>1686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2:value-type="float" table:style-name="ce28" office:value="10461" office:value-type="float">
            <text:p>10461</text:p>
          </table:table-cell>
          <table:table-cell ns42:value-type="float" table:style-name="TL_20_Data" office:value="329" office:value-type="float">
            <text:p>329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677" office:value-type="float">
            <text:p>677</text:p>
          </table:table-cell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28468" office:value-type="float">
            <text:p>28468</text:p>
          </table:table-cell>
          <table:table-cell ns42:value-type="float" table:style-name="TL_20_Data" office:value="26563" office:value-type="float">
            <text:p>26563</text:p>
          </table:table-cell>
          <table:table-cell ns42:value-type="float" table:style-name="TL_20_Data" office:value="55031" office:value-type="float">
            <text:p>55031</text:p>
          </table:table-cell>
          <table:table-cell ns42:value-type="float" table:style-name="TL_20_Data" office:value="810" office:value-type="float">
            <text:p>810</text:p>
          </table:table-cell>
          <table:table-cell ns42:value-type="float" table:style-name="ce41" office:value="652" office:value-type="float">
            <text:p>652</text:p>
          </table:table-cell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4">
          <table:table-cell ns42:value-type="string" table:style-name="ce6" office:value-type="string">
            <text:p>Geheele Provincie</text:p>
          </table:table-cell>
          <table:table-cell ns42:value-type="string" table:style-name="ce12" office:value-type="string">
            <office:annotation draw:style-name="gr1" svg:height="125.26pt" draw:caption-point-y="7.8pt" svg:width="127.42pt" svg:x="263.88pt" draw:caption-point-x="-12.08pt" svg:y="13536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2:value-type="float" table:style-name="TL_20_Data" office:value="37" office:value-type="float">
            <text:p>37</text:p>
          </table:table-cell>
          <table:table-cell ns42:value-type="float" table:style-name="TL_20_Data" office:value="30" office:value-type="float">
            <text:p>30</text:p>
          </table:table-cell>
          <table:table-cell ns42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2:value-type="string" table:style-name="ce46" office:value-type="string">
            <text:p>VT_1899</text:p>
          </table:table-cell>
          <table:table-cell ns42:value-type="string" table:style-name="ce46" office:value-type="string">
            <text:p>08_D1</text:p>
          </table:table-cell>
          <table:table-cell ns42:value-type="float" table:style-name="ce46" office:value="37" office:value-type="float">
            <text:p>37</text:p>
          </table:table-cell>
          <table:table-cell ns42:value-type="string" table:style-name="ce46" office:value-type="string">
            <text:p>OV</text:p>
          </table:table-cell>
          <table:table-cell ns42:value-type="string" table:style-name="ce56" office:value-type="string">
            <text:p>03_0323</text:p>
          </table:table-cell>
          <table:table-cell table:number-columns-repeated="1000"/>
        </table:table-row>
        <table:table-row table:style-name="ro1">
          <table:table-cell ns42:value-type="string" table:style-name="ce7" office:value-type="string">
            <text:p>Geheele Provincie</text:p>
          </table:table-cell>
          <table:table-cell ns42:value-type="string" table:style-name="ce13" office:value-type="string">
            <text:p>Algemeen totaal</text:p>
            <office:annotation>
              <text:p>http://lod.cedar-project.nl/vocab/cedar#isTotal=1</text:p>
            </office:annotation>
          </table:table-cell>
          <table:table-cell table:style-name="ce13"/>
          <table:table-cell table:style-name="ce19"/>
          <table:table-cell table:style-name="ce24"/>
          <table:table-cell/>
          <table:table-cell ns42:value-type="float" table:style-name="ce29" office:value="65132" office:value-type="float">
            <office:annotation draw:style-name="gr3" svg:height="55.53pt" draw:caption-point-y="7.77pt" svg:width="101.62pt" svg:x="660.73pt" draw:caption-point-x="-12.19pt" svg:y="13549.49pt" draw:text-style-name="P2">
              <dc:creator>CGM</dc:creator>
              <dc:date>2015-02-05T00:00:00</dc:date>
              <text:p text:style-name="P1"><text:span text:style-name="T1">Waaronder 21 keeten.</text:span></text:p>
              <text:p text:style-name="P1"><text:span text:style-name="T1"/></text:p>
            </office:annotation>
            <text:p>65132</text:p>
            <office:annotation>
              <text:p>http://www.w3.org/1999/02/22-rdf-syntax-ns#type=http://www.w3.org/2000/01/rdf-schema#Resource</text:p>
              <text:p>http://bit.ly/cedar-tablink#value=waaronder 21 kee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ns42:value-type="float" table:style-name="ce33" office:value="2052" office:value-type="float">
            <text:p>2052</text:p>
          </table:table-cell>
          <table:table-cell ns42:value-type="float" table:style-name="ce33" office:value="203" office:value-type="float">
            <text:p>203</text:p>
          </table:table-cell>
          <table:table-cell ns42:value-type="float" table:style-name="ce33" office:value="900" office:value-type="float">
            <text:p>900</text:p>
          </table:table-cell>
          <table:table-cell ns42:value-type="float" table:style-name="ce33" office:value="27" office:value-type="float">
            <text:p>27</text:p>
          </table:table-cell>
          <table:table-cell ns42:value-type="float" table:style-name="ce33" office:value="5146" office:value-type="float">
            <text:p>5146</text:p>
          </table:table-cell>
          <table:table-cell ns42:value-type="float" table:style-name="ce33" office:value="430" office:value-type="float">
            <text:p>430</text:p>
          </table:table-cell>
          <table:table-cell ns42:value-type="float" table:style-name="ce33" office:value="51" office:value-type="float">
            <text:p>51</text:p>
          </table:table-cell>
          <table:table-cell ns42:value-type="float" table:style-name="ce33" office:value="169313" office:value-type="float">
            <text:p>169313</text:p>
          </table:table-cell>
          <table:table-cell ns42:value-type="float" table:style-name="ce33" office:value="164025" office:value-type="float">
            <text:p>164025</text:p>
          </table:table-cell>
          <table:table-cell ns42:value-type="float" table:style-name="ce33" office:value="333338" office:value-type="float">
            <text:p>333338</text:p>
          </table:table-cell>
          <table:table-cell ns42:value-type="float" table:style-name="ce33" office:value="5893" office:value-type="float">
            <text:p>5893</text:p>
          </table:table-cell>
          <table:table-cell ns42:value-type="float" table:style-name="ce42" office:value="4721" office:value-type="float">
            <text:p>4721</text:p>
          </table:table-cell>
          <table:table-cell ns42:value-type="string" table:style-name="ce47" office:value-type="string">
            <text:p>VT_1899</text:p>
          </table:table-cell>
          <table:table-cell ns42:value-type="string" table:style-name="ce51" office:value-type="string">
            <text:p>08_D1</text:p>
          </table:table-cell>
          <table:table-cell ns42:value-type="float" table:style-name="ce51" office:value="37" office:value-type="float">
            <text:p>37</text:p>
          </table:table-cell>
          <table:table-cell ns42:value-type="string" table:style-name="ce51" office:value-type="string">
            <text:p>OV</text:p>
          </table:table-cell>
          <table:table-cell ns42:value-type="string" table:style-name="ce57" office:value-type="string">
            <text:p>03_0323</text:p>
          </table:table-cell>
          <table:table-cell table:number-columns-repeated="1000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8:20.28583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page-layout-name="Mpm3" style:display-name="PageStyle_Overijssel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41:55</meta:creation-date>
    <dc:date>2015-03-30T21:39:15.003633000</dc:date>
    <meta:editing-duration>PT3M51S</meta:editing-duration>
    <meta:editing-cycles>3</meta:editing-cycles>
    <meta:document-statistic meta:object-count="0" meta:cell-count="16323" meta:table-count="1"/>
    <meta:generator>ODFPY/1.3.5</meta:generator>
  </office:meta>
</office:document-meta>
</file>